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43cm" fo:margin-left="-0.021cm" table:align="left" style:writing-mode="lr-tb"/>
    </style:style>
    <style:style style:name="Tabelle2.A" style:family="table-column">
      <style:table-column-properties style:column-width="5.375cm"/>
    </style:style>
    <style:style style:name="Tabelle2.B" style:family="table-column">
      <style:table-column-properties style:column-width="5.32cm"/>
    </style:style>
    <style:style style:name="Tabelle2.C" style:family="table-column">
      <style:table-column-properties style:column-width="5.348cm"/>
    </style:style>
    <style:style style:name="Tabelle2.A1" style:family="table-cell">
      <style:table-cell-properties fo:background-color="#83ca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43cm" fo:margin-left="-0.021cm" table:align="left" style:writing-mode="lr-tb"/>
    </style:style>
    <style:style style:name="Tabelle3.A" style:family="table-column">
      <style:table-column-properties style:column-width="5.375cm"/>
    </style:style>
    <style:style style:name="Tabelle3.B" style:family="table-column">
      <style:table-column-properties style:column-width="5.32cm"/>
    </style:style>
    <style:style style:name="Tabelle3.C" style:family="table-column">
      <style:table-column-properties style:column-width="5.348cm"/>
    </style:style>
    <style:style style:name="Tabelle3.A1" style:family="table-cell">
      <style:table-cell-properties fo:background-color="#83ca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002cm" table:align="margins" style:writing-mode="lr-tb"/>
    </style:style>
    <style:style style:name="Tabelle4.A" style:family="table-column">
      <style:table-column-properties style:column-width="5.334cm" style:rel-column-width="3024*"/>
    </style:style>
    <style:style style:name="Tabelle4.A1" style:family="table-cell">
      <style:table-cell-properties fo:background-color="#83caff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0" style:family="table-cell">
      <style:table-cell-properties fo:padding="0.097cm" fo:border-left="0.05pt solid #000000" fo:border-right="none" fo:border-top="none" fo:border-bottom="0.05pt solid #000000"/>
    </style:style>
    <style:style style:name="Tabelle4.B10" style:family="table-cell">
      <style:table-cell-properties fo:padding="0.097cm" fo:border-left="0.05pt solid #000000" fo:border-right="none" fo:border-top="none" fo:border-bottom="0.05pt solid #000000"/>
    </style:style>
    <style:style style:name="Tabelle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2" style:family="table-cell">
      <style:table-cell-properties fo:padding="0.097cm" fo:border-left="0.05pt solid #000000" fo:border-right="none" fo:border-top="none" fo:border-bottom="0.05pt solid #000000"/>
    </style:style>
    <style:style style:name="Tabelle4.B12" style:family="table-cell">
      <style:table-cell-properties fo:padding="0.097cm" fo:border-left="0.05pt solid #000000" fo:border-right="none" fo:border-top="none" fo:border-bottom="0.05pt solid #000000"/>
    </style:style>
    <style:style style:name="Tabel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4" style:family="table-cell">
      <style:table-cell-properties fo:padding="0.097cm" fo:border-left="0.05pt solid #000000" fo:border-right="none" fo:border-top="none" fo:border-bottom="0.05pt solid #000000"/>
    </style:style>
    <style:style style:name="Tabelle4.B14" style:family="table-cell">
      <style:table-cell-properties fo:padding="0.097cm" fo:border-left="0.05pt solid #000000" fo:border-right="none" fo:border-top="none" fo:border-bottom="0.05pt solid #000000"/>
    </style:style>
    <style:style style:name="Tabelle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6" style:family="table-cell">
      <style:table-cell-properties fo:padding="0.097cm" fo:border-left="0.05pt solid #000000" fo:border-right="none" fo:border-top="none" fo:border-bottom="0.05pt solid #000000"/>
    </style:style>
    <style:style style:name="Tabelle4.B16" style:family="table-cell">
      <style:table-cell-properties fo:padding="0.097cm" fo:border-left="0.05pt solid #000000" fo:border-right="none" fo:border-top="none" fo:border-bottom="0.05pt solid #000000"/>
    </style:style>
    <style:style style:name="Tabelle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002cm" table:align="margins" style:writing-mode="lr-tb"/>
    </style:style>
    <style:style style:name="Tabelle5.A" style:family="table-column">
      <style:table-column-properties style:column-width="5.334cm" style:rel-column-width="21845*"/>
    </style:style>
    <style:style style:name="Tabelle5.A1" style:family="table-cell">
      <style:table-cell-properties fo:background-color="#83caff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>
      <style:table-cell-properties fo:padding="0.097cm" fo:border-left="0.05pt solid #000000" fo:border-right="none" fo:border-top="none" fo:border-bottom="0.05pt solid #000000"/>
    </style:style>
    <style:style style:name="Tabel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5.986cm" fo:margin-left="0.035cm" table:align="left" style:writing-mode="lr-tb"/>
    </style:style>
    <style:style style:name="Tabelle6.A" style:family="table-column">
      <style:table-column-properties style:column-width="5.32cm"/>
    </style:style>
    <style:style style:name="Tabelle6.C" style:family="table-column">
      <style:table-column-properties style:column-width="5.346cm"/>
    </style:style>
    <style:style style:name="Tabelle6.A1" style:family="table-cell">
      <style:table-cell-properties fo:background-color="#83caff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6" style:family="table-cell">
      <style:table-cell-properties fo:padding="0.097cm" fo:border-left="0.05pt solid #000000" fo:border-right="none" fo:border-top="none" fo:border-bottom="0.05pt solid #000000"/>
    </style:style>
    <style:style style:name="Tabelle6.B6" style:family="table-cell">
      <style:table-cell-properties fo:padding="0.097cm" fo:border-left="0.05pt solid #000000" fo:border-right="none" fo:border-top="none" fo:border-bottom="0.05pt solid #000000"/>
    </style:style>
    <style:style style:name="Tabel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5.986cm" fo:margin-left="0.035cm" table:align="left" style:writing-mode="lr-tb"/>
    </style:style>
    <style:style style:name="Tabelle7.A" style:family="table-column">
      <style:table-column-properties style:column-width="5.32cm"/>
    </style:style>
    <style:style style:name="Tabelle7.C" style:family="table-column">
      <style:table-column-properties style:column-width="5.346cm"/>
    </style:style>
    <style:style style:name="Tabelle7.A1" style:family="table-cell">
      <style:table-cell-properties fo:background-color="#83caff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2" style:family="table-cell">
      <style:table-cell-properties fo:padding="0.097cm" fo:border-left="0.05pt solid #000000" fo:border-right="none" fo:border-top="none" fo:border-bottom="0.05pt solid #000000"/>
    </style:style>
    <style:style style:name="Tabelle7.B12" style:family="table-cell">
      <style:table-cell-properties fo:padding="0.097cm" fo:border-left="0.05pt solid #000000" fo:border-right="none" fo:border-top="none" fo:border-bottom="0.05pt solid #000000"/>
    </style:style>
    <style:style style:name="Tabelle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4" style:family="table-cell">
      <style:table-cell-properties fo:padding="0.097cm" fo:border-left="0.05pt solid #000000" fo:border-right="none" fo:border-top="none" fo:border-bottom="0.05pt solid #000000"/>
    </style:style>
    <style:style style:name="Tabelle7.B14" style:family="table-cell">
      <style:table-cell-properties fo:padding="0.097cm" fo:border-left="0.05pt solid #000000" fo:border-right="none" fo:border-top="none" fo:border-bottom="0.05pt solid #000000"/>
    </style:style>
    <style:style style:name="Tabelle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6" style:family="table-cell">
      <style:table-cell-properties fo:padding="0.097cm" fo:border-left="0.05pt solid #000000" fo:border-right="none" fo:border-top="none" fo:border-bottom="0.05pt solid #000000"/>
    </style:style>
    <style:style style:name="Tabelle7.B16" style:family="table-cell">
      <style:table-cell-properties fo:padding="0.097cm" fo:border-left="0.05pt solid #000000" fo:border-right="none" fo:border-top="none" fo:border-bottom="0.05pt solid #000000"/>
    </style:style>
    <style:style style:name="Tabelle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8" style:family="table-cell">
      <style:table-cell-properties fo:padding="0.097cm" fo:border-left="0.05pt solid #000000" fo:border-right="none" fo:border-top="none" fo:border-bottom="0.05pt solid #000000"/>
    </style:style>
    <style:style style:name="Tabelle7.B18" style:family="table-cell">
      <style:table-cell-properties fo:padding="0.097cm" fo:border-left="0.05pt solid #000000" fo:border-right="none" fo:border-top="none" fo:border-bottom="0.05pt solid #000000"/>
    </style:style>
    <style:style style:name="Tabelle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20" style:family="table-cell">
      <style:table-cell-properties fo:padding="0.097cm" fo:border-left="0.05pt solid #000000" fo:border-right="none" fo:border-top="none" fo:border-bottom="0.05pt solid #000000"/>
    </style:style>
    <style:style style:name="Tabelle7.B20" style:family="table-cell">
      <style:table-cell-properties fo:padding="0.097cm" fo:border-left="0.05pt solid #000000" fo:border-right="none" fo:border-top="none" fo:border-bottom="0.05pt solid #000000"/>
    </style:style>
    <style:style style:name="Tabelle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22" style:family="table-cell">
      <style:table-cell-properties fo:padding="0.097cm" fo:border-left="0.05pt solid #000000" fo:border-right="none" fo:border-top="none" fo:border-bottom="0.05pt solid #000000"/>
    </style:style>
    <style:style style:name="Tabelle7.B22" style:family="table-cell">
      <style:table-cell-properties fo:padding="0.097cm" fo:border-left="0.05pt solid #000000" fo:border-right="none" fo:border-top="none" fo:border-bottom="0.05pt solid #000000"/>
    </style:style>
    <style:style style:name="Tabelle7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6.036cm" fo:margin-left="-0.021cm" table:align="left" style:writing-mode="lr-tb"/>
    </style:style>
    <style:style style:name="Tabelle8.A" style:family="table-column">
      <style:table-column-properties style:column-width="5.375cm"/>
    </style:style>
    <style:style style:name="Tabelle8.B" style:family="table-column">
      <style:table-column-properties style:column-width="5.32cm"/>
    </style:style>
    <style:style style:name="Tabelle8.C" style:family="table-column">
      <style:table-column-properties style:column-width="5.341cm"/>
    </style:style>
    <style:style style:name="Tabelle8.A1" style:family="table-cell">
      <style:table-cell-properties fo:background-color="#83caff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A4" style:family="table-cell">
      <style:table-cell-properties fo:padding="0.097cm" fo:border-left="0.05pt solid #000000" fo:border-right="none" fo:border-top="none" fo:border-bottom="0.05pt solid #000000"/>
    </style:style>
    <style:style style:name="Tabelle8.B4" style:family="table-cell">
      <style:table-cell-properties fo:padding="0.097cm" fo:border-left="0.05pt solid #000000" fo:border-right="none" fo:border-top="none" fo:border-bottom="0.05pt solid #000000"/>
    </style:style>
    <style:style style:name="Tabel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6" style:family="table-cell">
      <style:table-cell-properties fo:padding="0.097cm" fo:border-left="0.05pt solid #000000" fo:border-right="none" fo:border-top="none" fo:border-bottom="0.05pt solid #000000"/>
    </style:style>
    <style:style style:name="Tabelle8.B6" style:family="table-cell">
      <style:table-cell-properties fo:padding="0.097cm" fo:border-left="0.05pt solid #000000" fo:border-right="none" fo:border-top="none" fo:border-bottom="0.05pt solid #000000"/>
    </style:style>
    <style:style style:name="Tabel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8" style:family="table-cell">
      <style:table-cell-properties fo:padding="0.097cm" fo:border-left="0.05pt solid #000000" fo:border-right="none" fo:border-top="none" fo:border-bottom="0.05pt solid #000000"/>
    </style:style>
    <style:style style:name="Tabelle8.B8" style:family="table-cell">
      <style:table-cell-properties fo:padding="0.097cm" fo:border-left="0.05pt solid #000000" fo:border-right="none" fo:border-top="none" fo:border-bottom="0.05pt solid #000000"/>
    </style:style>
    <style:style style:name="Tabelle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6.036cm" fo:margin-left="-0.021cm" table:align="left" style:writing-mode="lr-tb"/>
    </style:style>
    <style:style style:name="Tabelle9.A" style:family="table-column">
      <style:table-column-properties style:column-width="5.375cm"/>
    </style:style>
    <style:style style:name="Tabelle9.B" style:family="table-column">
      <style:table-column-properties style:column-width="5.32cm"/>
    </style:style>
    <style:style style:name="Tabelle9.C" style:family="table-column">
      <style:table-column-properties style:column-width="5.341cm"/>
    </style:style>
    <style:style style:name="Tabelle9.A1" style:family="table-cell">
      <style:table-cell-properties fo:background-color="#83caff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3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.A4" style:family="table-cell">
      <style:table-cell-properties fo:padding="0.097cm" fo:border-left="0.05pt solid #000000" fo:border-right="none" fo:border-top="none" fo:border-bottom="0.05pt solid #000000"/>
    </style:style>
    <style:style style:name="Tabelle9.B4" style:family="table-cell">
      <style:table-cell-properties fo:padding="0.097cm" fo:border-left="0.05pt solid #000000" fo:border-right="none" fo:border-top="none" fo:border-bottom="0.05pt solid #000000"/>
    </style:style>
    <style:style style:name="Tabel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6" style:family="table-cell">
      <style:table-cell-properties fo:padding="0.097cm" fo:border-left="0.05pt solid #000000" fo:border-right="none" fo:border-top="none" fo:border-bottom="0.05pt solid #000000"/>
    </style:style>
    <style:style style:name="Tabelle9.B6" style:family="table-cell">
      <style:table-cell-properties fo:padding="0.097cm" fo:border-left="0.05pt solid #000000" fo:border-right="none" fo:border-top="none" fo:border-bottom="0.05pt solid #000000"/>
    </style:style>
    <style:style style:name="Tabel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8" style:family="table-cell">
      <style:table-cell-properties fo:padding="0.097cm" fo:border-left="0.05pt solid #000000" fo:border-right="none" fo:border-top="none" fo:border-bottom="0.05pt solid #000000"/>
    </style:style>
    <style:style style:name="Tabelle9.B8" style:family="table-cell">
      <style:table-cell-properties fo:padding="0.097cm" fo:border-left="0.05pt solid #000000" fo:border-right="none" fo:border-top="none" fo:border-bottom="0.05pt solid #000000"/>
    </style:style>
    <style:style style:name="Tabel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0" style:family="table-cell">
      <style:table-cell-properties fo:padding="0.097cm" fo:border-left="0.05pt solid #000000" fo:border-right="none" fo:border-top="none" fo:border-bottom="0.05pt solid #000000"/>
    </style:style>
    <style:style style:name="Tabelle9.B10" style:family="table-cell">
      <style:table-cell-properties fo:padding="0.097cm" fo:border-left="0.05pt solid #000000" fo:border-right="none" fo:border-top="none" fo:border-bottom="0.05pt solid #000000"/>
    </style:style>
    <style:style style:name="Tabel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2" style:family="table-cell">
      <style:table-cell-properties fo:padding="0.097cm" fo:border-left="0.05pt solid #000000" fo:border-right="none" fo:border-top="none" fo:border-bottom="0.05pt solid #000000"/>
    </style:style>
    <style:style style:name="Tabelle9.B12" style:family="table-cell">
      <style:table-cell-properties fo:padding="0.097cm" fo:border-left="0.05pt solid #000000" fo:border-right="none" fo:border-top="none" fo:border-bottom="0.05pt solid #000000"/>
    </style:style>
    <style:style style:name="Tabel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4" style:family="table-cell">
      <style:table-cell-properties fo:padding="0.097cm" fo:border-left="0.05pt solid #000000" fo:border-right="none" fo:border-top="none" fo:border-bottom="0.05pt solid #000000"/>
    </style:style>
    <style:style style:name="Tabelle9.B14" style:family="table-cell">
      <style:table-cell-properties fo:padding="0.097cm" fo:border-left="0.05pt solid #000000" fo:border-right="none" fo:border-top="none" fo:border-bottom="0.05pt solid #000000"/>
    </style:style>
    <style:style style:name="Tabel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6" style:family="table-cell">
      <style:table-cell-properties fo:padding="0.097cm" fo:border-left="0.05pt solid #000000" fo:border-right="none" fo:border-top="none" fo:border-bottom="0.05pt solid #000000"/>
    </style:style>
    <style:style style:name="Tabelle9.B16" style:family="table-cell">
      <style:table-cell-properties fo:padding="0.097cm" fo:border-left="0.05pt solid #000000" fo:border-right="none" fo:border-top="none" fo:border-bottom="0.05pt solid #000000"/>
    </style:style>
    <style:style style:name="Tabel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8" style:family="table-cell">
      <style:table-cell-properties fo:padding="0.097cm" fo:border-left="0.05pt solid #000000" fo:border-right="none" fo:border-top="none" fo:border-bottom="0.05pt solid #000000"/>
    </style:style>
    <style:style style:name="Tabelle9.B18" style:family="table-cell">
      <style:table-cell-properties fo:padding="0.097cm" fo:border-left="0.05pt solid #000000" fo:border-right="none" fo:border-top="none" fo:border-bottom="0.05pt solid #000000"/>
    </style:style>
    <style:style style:name="Tabel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6.071cm" fo:margin-left="-0.049cm" table:align="left" style:writing-mode="lr-tb"/>
    </style:style>
    <style:style style:name="Tabelle10.A" style:family="table-column">
      <style:table-column-properties style:column-width="5.403cm"/>
    </style:style>
    <style:style style:name="Tabelle10.B" style:family="table-column">
      <style:table-column-properties style:column-width="5.459cm"/>
    </style:style>
    <style:style style:name="Tabelle10.C" style:family="table-column">
      <style:table-column-properties style:column-width="5.209cm"/>
    </style:style>
    <style:style style:name="Tabelle10.A1" style:family="table-cell">
      <style:table-cell-properties fo:background-color="#83caff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6" style:family="table-cell">
      <style:table-cell-properties fo:padding="0.097cm" fo:border-left="0.05pt solid #000000" fo:border-right="none" fo:border-top="none" fo:border-bottom="0.05pt solid #000000"/>
    </style:style>
    <style:style style:name="Tabelle10.B6" style:family="table-cell">
      <style:table-cell-properties fo:padding="0.097cm" fo:border-left="0.05pt solid #000000" fo:border-right="none" fo:border-top="none" fo:border-bottom="0.05pt solid #000000"/>
    </style:style>
    <style:style style:name="Tabelle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8" style:family="table-cell">
      <style:table-cell-properties fo:padding="0.097cm" fo:border-left="0.05pt solid #000000" fo:border-right="none" fo:border-top="none" fo:border-bottom="0.05pt solid #000000"/>
    </style:style>
    <style:style style:name="Tabelle10.B8" style:family="table-cell">
      <style:table-cell-properties fo:padding="0.097cm" fo:border-left="0.05pt solid #000000" fo:border-right="none" fo:border-top="none" fo:border-bottom="0.05pt solid #000000"/>
    </style:style>
    <style:style style:name="Tabelle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10" style:family="table-cell">
      <style:table-cell-properties fo:padding="0.097cm" fo:border-left="0.05pt solid #000000" fo:border-right="none" fo:border-top="none" fo:border-bottom="0.05pt solid #000000"/>
    </style:style>
    <style:style style:name="Tabelle10.B10" style:family="table-cell">
      <style:table-cell-properties fo:padding="0.097cm" fo:border-left="0.05pt solid #000000" fo:border-right="none" fo:border-top="none" fo:border-bottom="0.05pt solid #000000"/>
    </style:style>
    <style:style style:name="Tabelle1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12" style:family="table-cell">
      <style:table-cell-properties fo:padding="0.097cm" fo:border-left="0.05pt solid #000000" fo:border-right="none" fo:border-top="none" fo:border-bottom="0.05pt solid #000000"/>
    </style:style>
    <style:style style:name="Tabelle10.B12" style:family="table-cell">
      <style:table-cell-properties fo:padding="0.097cm" fo:border-left="0.05pt solid #000000" fo:border-right="none" fo:border-top="none" fo:border-bottom="0.05pt solid #000000"/>
    </style:style>
    <style:style style:name="Tabelle10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14" style:family="table-cell">
      <style:table-cell-properties fo:padding="0.097cm" fo:border-left="0.05pt solid #000000" fo:border-right="none" fo:border-top="none" fo:border-bottom="0.05pt solid #000000"/>
    </style:style>
    <style:style style:name="Tabelle10.B14" style:family="table-cell">
      <style:table-cell-properties fo:padding="0.097cm" fo:border-left="0.05pt solid #000000" fo:border-right="none" fo:border-top="none" fo:border-bottom="0.05pt solid #000000"/>
    </style:style>
    <style:style style:name="Tabelle10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16" style:family="table-cell">
      <style:table-cell-properties fo:padding="0.097cm" fo:border-left="0.05pt solid #000000" fo:border-right="none" fo:border-top="none" fo:border-bottom="0.05pt solid #000000"/>
    </style:style>
    <style:style style:name="Tabelle10.B16" style:family="table-cell">
      <style:table-cell-properties fo:padding="0.097cm" fo:border-left="0.05pt solid #000000" fo:border-right="none" fo:border-top="none" fo:border-bottom="0.05pt solid #000000"/>
    </style:style>
    <style:style style:name="Tabelle10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18" style:family="table-cell">
      <style:table-cell-properties fo:padding="0.097cm" fo:border-left="0.05pt solid #000000" fo:border-right="none" fo:border-top="none" fo:border-bottom="0.05pt solid #000000"/>
    </style:style>
    <style:style style:name="Tabelle10.B18" style:family="table-cell">
      <style:table-cell-properties fo:padding="0.097cm" fo:border-left="0.05pt solid #000000" fo:border-right="none" fo:border-top="none" fo:border-bottom="0.05pt solid #000000"/>
    </style:style>
    <style:style style:name="Tabelle10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6.014cm" fo:margin-left="0cm" table:align="left" style:writing-mode="lr-tb"/>
    </style:style>
    <style:style style:name="Tabelle11.A" style:family="table-column">
      <style:table-column-properties style:column-width="6.433cm"/>
    </style:style>
    <style:style style:name="Tabelle11.B" style:family="table-column">
      <style:table-column-properties style:column-width="4.512cm"/>
    </style:style>
    <style:style style:name="Tabelle11.C" style:family="table-column">
      <style:table-column-properties style:column-width="5.069cm"/>
    </style:style>
    <style:style style:name="Tabelle11.A1" style:family="table-cell">
      <style:table-cell-properties fo:background-color="#83caff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Standard">
      <style:text-properties fo:font-size="12pt" officeooo:paragraph-rsid="00260b45" style:font-size-asian="12pt" style:font-size-complex="12pt"/>
    </style:style>
    <style:style style:name="P4" style:family="paragraph" style:parent-style-name="Standard">
      <style:text-properties fo:font-size="12pt" officeooo:paragraph-rsid="0026e3e3" style:font-size-asian="12pt" style:font-size-complex="12pt"/>
    </style:style>
    <style:style style:name="P5" style:family="paragraph" style:parent-style-name="Standard">
      <style:text-properties fo:font-size="12pt" officeooo:paragraph-rsid="00288cb9" style:font-size-asian="12pt" style:font-size-complex="12pt"/>
    </style:style>
    <style:style style:name="P6" style:family="paragraph" style:parent-style-name="Standard">
      <style:text-properties fo:font-size="12pt" officeooo:paragraph-rsid="002991a7" style:font-size-asian="12pt" style:font-size-complex="12pt"/>
    </style:style>
    <style:style style:name="P7" style:family="paragraph" style:parent-style-name="Standard">
      <style:text-properties fo:font-size="12pt" officeooo:paragraph-rsid="0029b0c6" style:font-size-asian="12pt" style:font-size-complex="12pt"/>
    </style:style>
    <style:style style:name="P8" style:family="paragraph" style:parent-style-name="Standard">
      <style:text-properties fo:font-size="12pt" officeooo:paragraph-rsid="002b804b" style:font-size-asian="12pt" style:font-size-complex="12pt"/>
    </style:style>
    <style:style style:name="P9" style:family="paragraph" style:parent-style-name="Standard">
      <style:text-properties fo:font-size="12pt" officeooo:paragraph-rsid="002bcbd1" style:font-size-asian="12pt" style:font-size-complex="12pt"/>
    </style:style>
    <style:style style:name="P10" style:family="paragraph" style:parent-style-name="Standard">
      <style:text-properties fo:font-size="12pt" officeooo:paragraph-rsid="002ea004" style:font-size-asian="12pt" style:font-size-complex="12pt"/>
    </style:style>
    <style:style style:name="P11" style:family="paragraph" style:parent-style-name="Standard">
      <style:text-properties fo:font-size="12pt" officeooo:paragraph-rsid="003098f2" style:font-size-asian="12pt" style:font-size-complex="12pt"/>
    </style:style>
    <style:style style:name="P12" style:family="paragraph" style:parent-style-name="Standard">
      <style:text-properties fo:font-size="12pt" officeooo:paragraph-rsid="00356652" style:font-size-asian="12pt" style:font-size-complex="12pt"/>
    </style:style>
    <style:style style:name="P13" style:family="paragraph" style:parent-style-name="Standard">
      <style:text-properties fo:font-size="12pt" officeooo:paragraph-rsid="00362b47" style:font-size-asian="12pt" style:font-size-complex="12pt"/>
    </style:style>
    <style:style style:name="P14" style:family="paragraph" style:parent-style-name="Standard">
      <style:text-properties fo:font-size="12pt" officeooo:paragraph-rsid="00378353" style:font-size-asian="12pt" style:font-size-complex="12pt"/>
    </style:style>
    <style:style style:name="P15" style:family="paragraph" style:parent-style-name="Standard">
      <style:text-properties fo:font-size="12pt" officeooo:paragraph-rsid="0037eb20" style:font-size-asian="12pt" style:font-size-complex="12pt"/>
    </style:style>
    <style:style style:name="P16" style:family="paragraph" style:parent-style-name="Standard">
      <style:text-properties fo:font-size="12pt" officeooo:paragraph-rsid="0038d57b" style:font-size-asian="12pt" style:font-size-complex="12pt"/>
    </style:style>
    <style:style style:name="P17" style:family="paragraph" style:parent-style-name="Standard">
      <style:text-properties fo:font-size="12pt" officeooo:paragraph-rsid="0038dd76" style:font-size-asian="12pt" style:font-size-complex="12pt"/>
    </style:style>
    <style:style style:name="P18" style:family="paragraph" style:parent-style-name="Standard">
      <style:text-properties fo:font-size="12pt" officeooo:paragraph-rsid="00397ae4" style:font-size-asian="12pt" style:font-size-complex="12pt"/>
    </style:style>
    <style:style style:name="P19" style:family="paragraph" style:parent-style-name="Standard">
      <style:text-properties fo:font-size="12pt" officeooo:paragraph-rsid="00398946" style:font-size-asian="12pt" style:font-size-complex="12pt"/>
    </style:style>
    <style:style style:name="P20" style:family="paragraph" style:parent-style-name="Standard">
      <style:text-properties fo:font-size="12pt" officeooo:paragraph-rsid="003b3abe" style:font-size-asian="12pt" style:font-size-complex="12pt"/>
    </style:style>
    <style:style style:name="P21" style:family="paragraph" style:parent-style-name="Standard">
      <style:text-properties fo:font-size="12pt" officeooo:paragraph-rsid="003ca858" style:font-size-asian="12pt" style:font-size-complex="12pt"/>
    </style:style>
    <style:style style:name="P22" style:family="paragraph" style:parent-style-name="Standard">
      <style:text-properties officeooo:paragraph-rsid="003098f2"/>
    </style:style>
    <style:style style:name="P23" style:family="paragraph" style:parent-style-name="Standard">
      <style:text-properties officeooo:paragraph-rsid="0031aff6"/>
    </style:style>
    <style:style style:name="P24" style:family="paragraph" style:parent-style-name="Standard">
      <style:text-properties officeooo:paragraph-rsid="0032ecbe"/>
    </style:style>
    <style:style style:name="P25" style:family="paragraph" style:parent-style-name="Standard">
      <style:text-properties officeooo:paragraph-rsid="00337ca3"/>
    </style:style>
    <style:style style:name="P26" style:family="paragraph" style:parent-style-name="Standard">
      <style:text-properties officeooo:paragraph-rsid="00356652"/>
    </style:style>
    <style:style style:name="P27" style:family="paragraph" style:parent-style-name="Standard">
      <style:text-properties officeooo:paragraph-rsid="003ca858"/>
    </style:style>
    <style:style style:name="P28" style:family="paragraph" style:parent-style-name="Standard">
      <style:text-properties officeooo:paragraph-rsid="003dc107"/>
    </style:style>
    <style:style style:name="P29" style:family="paragraph" style:parent-style-name="Standard">
      <style:text-properties officeooo:paragraph-rsid="003e2dbe"/>
    </style:style>
    <style:style style:name="P30" style:family="paragraph" style:parent-style-name="Standard">
      <style:text-properties officeooo:paragraph-rsid="003f95f9"/>
    </style:style>
    <style:style style:name="P31" style:family="paragraph" style:parent-style-name="Standard">
      <style:text-properties officeooo:paragraph-rsid="004063fb"/>
    </style:style>
    <style:style style:name="P32" style:family="paragraph" style:parent-style-name="Text_20_body">
      <style:text-properties officeooo:paragraph-rsid="001f742c"/>
    </style:style>
    <style:style style:name="P33" style:family="paragraph" style:parent-style-name="Heading_20_2" style:list-style-name="">
      <style:paragraph-properties fo:orphans="2" fo:widows="2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Table_20_Contents">
      <style:text-properties style:font-name="Calibri1" fo:font-size="16pt" style:font-size-asian="16pt" style:font-size-complex="16pt"/>
    </style:style>
    <style:style style:name="P36" style:family="paragraph" style:parent-style-name="Table_20_Contents">
      <style:text-properties style:font-name="Calibri1" fo:font-size="16pt" officeooo:paragraph-rsid="0022d53c" style:font-size-asian="16pt" style:font-size-complex="16pt"/>
    </style:style>
    <style:style style:name="P37" style:family="paragraph" style:parent-style-name="Table_20_Contents">
      <style:text-properties style:font-name="Calibri1" fo:font-size="12pt" officeooo:paragraph-rsid="0022d53c" style:font-size-asian="12pt" style:font-size-complex="12pt"/>
    </style:style>
    <style:style style:name="P38" style:family="paragraph" style:parent-style-name="Table_20_Contents">
      <style:text-properties style:font-name="Calibri1" fo:font-size="12pt" officeooo:paragraph-rsid="00237aa1" style:font-size-asian="12pt" style:font-size-complex="12pt"/>
    </style:style>
    <style:style style:name="P39" style:family="paragraph" style:parent-style-name="Table_20_Contents">
      <style:text-properties style:font-name="Calibri1" fo:font-size="12pt" officeooo:paragraph-rsid="0025470a" style:font-size-asian="12pt" style:font-size-complex="12pt"/>
    </style:style>
    <style:style style:name="P40" style:family="paragraph" style:parent-style-name="Table_20_Contents">
      <style:text-properties style:font-name="Calibri1" fo:font-size="12pt" officeooo:paragraph-rsid="0025bb83" style:font-size-asian="12pt" style:font-size-complex="12pt"/>
    </style:style>
    <style:style style:name="P41" style:family="paragraph" style:parent-style-name="Table_20_Contents">
      <style:text-properties style:font-name="Calibri1" fo:font-size="12pt" officeooo:paragraph-rsid="00260b45" style:font-size-asian="12pt" style:font-size-complex="12pt"/>
    </style:style>
    <style:style style:name="P42" style:family="paragraph" style:parent-style-name="Table_20_Contents">
      <style:text-properties style:font-name="Calibri1" fo:font-size="12pt" officeooo:paragraph-rsid="00288cb9" style:font-size-asian="12pt" style:font-size-complex="12pt"/>
    </style:style>
    <style:style style:name="P43" style:family="paragraph" style:parent-style-name="Table_20_Contents">
      <style:text-properties style:font-name="Calibri1" fo:font-size="12pt" officeooo:paragraph-rsid="002991a7" style:font-size-asian="12pt" style:font-size-complex="12pt"/>
    </style:style>
    <style:style style:name="P44" style:family="paragraph" style:parent-style-name="Table_20_Contents">
      <style:text-properties style:font-name="Calibri1" fo:font-size="12pt" officeooo:paragraph-rsid="0029b0c6" style:font-size-asian="12pt" style:font-size-complex="12pt"/>
    </style:style>
    <style:style style:name="P45" style:family="paragraph" style:parent-style-name="Table_20_Contents">
      <style:text-properties style:font-name="Calibri1" fo:font-size="12pt" officeooo:paragraph-rsid="002b804b" style:font-size-asian="12pt" style:font-size-complex="12pt"/>
    </style:style>
    <style:style style:name="P46" style:family="paragraph" style:parent-style-name="Table_20_Contents">
      <style:paragraph-properties>
        <style:tab-stops>
          <style:tab-stop style:position="1.81cm"/>
        </style:tab-stops>
      </style:paragraph-properties>
      <style:text-properties style:font-name="Calibri1" fo:font-size="12pt" officeooo:paragraph-rsid="002b804b" style:font-size-asian="12pt" style:font-size-complex="12pt"/>
    </style:style>
    <style:style style:name="P47" style:family="paragraph" style:parent-style-name="Table_20_Contents">
      <style:text-properties style:font-name="Calibri1" fo:font-size="12pt" officeooo:paragraph-rsid="002bcbd1" style:font-size-asian="12pt" style:font-size-complex="12pt"/>
    </style:style>
    <style:style style:name="P48" style:family="paragraph" style:parent-style-name="Table_20_Contents">
      <style:text-properties style:font-name="Calibri1" fo:font-size="12pt" officeooo:paragraph-rsid="002d917c" style:font-size-asian="12pt" style:font-size-complex="12pt"/>
    </style:style>
    <style:style style:name="P49" style:family="paragraph" style:parent-style-name="Table_20_Contents">
      <style:text-properties style:font-name="Calibri1" fo:font-size="12pt" officeooo:paragraph-rsid="002ea004" style:font-size-asian="12pt" style:font-size-complex="12pt"/>
    </style:style>
    <style:style style:name="P50" style:family="paragraph" style:parent-style-name="Table_20_Contents">
      <style:text-properties style:font-name="Calibri1" fo:font-size="12pt" officeooo:paragraph-rsid="003098f2" style:font-size-asian="12pt" style:font-size-complex="12pt"/>
    </style:style>
    <style:style style:name="P51" style:family="paragraph" style:parent-style-name="Table_20_Contents">
      <style:text-properties style:font-name="Calibri1" fo:font-size="12pt" officeooo:paragraph-rsid="0031aff6" style:font-size-asian="12pt" style:font-size-complex="12pt"/>
    </style:style>
    <style:style style:name="P52" style:family="paragraph" style:parent-style-name="Table_20_Contents">
      <style:text-properties style:font-name="Calibri1" fo:font-size="12pt" officeooo:paragraph-rsid="0032ecbe" style:font-size-asian="12pt" style:font-size-complex="12pt"/>
    </style:style>
    <style:style style:name="P53" style:family="paragraph" style:parent-style-name="Table_20_Contents">
      <style:text-properties style:font-name="Calibri1" fo:font-size="12pt" officeooo:paragraph-rsid="00337ca3" style:font-size-asian="12pt" style:font-size-complex="12pt"/>
    </style:style>
    <style:style style:name="P54" style:family="paragraph" style:parent-style-name="Table_20_Contents">
      <style:text-properties style:font-name="Calibri1" fo:font-size="12pt" officeooo:paragraph-rsid="00356652" style:font-size-asian="12pt" style:font-size-complex="12pt"/>
    </style:style>
    <style:style style:name="P55" style:family="paragraph" style:parent-style-name="Table_20_Contents">
      <style:text-properties style:font-name="Calibri1" fo:font-size="12pt" officeooo:paragraph-rsid="00362b47" style:font-size-asian="12pt" style:font-size-complex="12pt"/>
    </style:style>
    <style:style style:name="P56" style:family="paragraph" style:parent-style-name="Table_20_Contents">
      <style:text-properties style:font-name="Calibri1" fo:font-size="12pt" officeooo:paragraph-rsid="00378353" style:font-size-asian="12pt" style:font-size-complex="12pt"/>
    </style:style>
    <style:style style:name="P57" style:family="paragraph" style:parent-style-name="Table_20_Contents">
      <style:text-properties style:font-name="Calibri1" fo:font-size="12pt" officeooo:paragraph-rsid="0037eb20" style:font-size-asian="12pt" style:font-size-complex="12pt"/>
    </style:style>
    <style:style style:name="P58" style:family="paragraph" style:parent-style-name="Table_20_Contents">
      <style:text-properties style:font-name="Calibri1" fo:font-size="12pt" officeooo:paragraph-rsid="0038d57b" style:font-size-asian="12pt" style:font-size-complex="12pt"/>
    </style:style>
    <style:style style:name="P59" style:family="paragraph" style:parent-style-name="Table_20_Contents">
      <style:text-properties style:font-name="Calibri1" fo:font-size="12pt" officeooo:paragraph-rsid="0038dd76" style:font-size-asian="12pt" style:font-size-complex="12pt"/>
    </style:style>
    <style:style style:name="P60" style:family="paragraph" style:parent-style-name="Table_20_Contents">
      <style:text-properties style:font-name="Calibri1" fo:font-size="12pt" officeooo:paragraph-rsid="00397ae4" style:font-size-asian="12pt" style:font-size-complex="12pt"/>
    </style:style>
    <style:style style:name="P61" style:family="paragraph" style:parent-style-name="Table_20_Contents">
      <style:text-properties style:font-name="Calibri1" fo:font-size="12pt" officeooo:paragraph-rsid="00398946" style:font-size-asian="12pt" style:font-size-complex="12pt"/>
    </style:style>
    <style:style style:name="P62" style:family="paragraph" style:parent-style-name="Table_20_Contents">
      <style:text-properties style:font-name="Calibri1" fo:font-size="12pt" officeooo:paragraph-rsid="003b3abe" style:font-size-asian="12pt" style:font-size-complex="12pt"/>
    </style:style>
    <style:style style:name="P63" style:family="paragraph" style:parent-style-name="Table_20_Contents">
      <style:text-properties style:font-name="Calibri1" fo:font-size="12pt" officeooo:paragraph-rsid="003ca858" style:font-size-asian="12pt" style:font-size-complex="12pt"/>
    </style:style>
    <style:style style:name="P64" style:family="paragraph" style:parent-style-name="Table_20_Contents">
      <style:text-properties style:font-name="Calibri1" fo:font-size="12pt" officeooo:paragraph-rsid="003dc107" style:font-size-asian="12pt" style:font-size-complex="12pt"/>
    </style:style>
    <style:style style:name="P65" style:family="paragraph" style:parent-style-name="Table_20_Contents">
      <style:text-properties style:font-name="Calibri1" fo:font-size="12pt" officeooo:paragraph-rsid="003e2dbe" style:font-size-asian="12pt" style:font-size-complex="12pt"/>
    </style:style>
    <style:style style:name="P66" style:family="paragraph" style:parent-style-name="Table_20_Contents">
      <style:text-properties style:font-name="Calibri1" fo:font-size="12pt" officeooo:paragraph-rsid="003f95f9" style:font-size-asian="12pt" style:font-size-complex="12pt"/>
    </style:style>
    <style:style style:name="P67" style:family="paragraph" style:parent-style-name="Table_20_Contents">
      <style:text-properties style:font-name="Calibri1" fo:font-size="12pt" officeooo:paragraph-rsid="004063fb" style:font-size-asian="12pt" style:font-size-complex="12pt"/>
    </style:style>
    <style:style style:name="P68" style:family="paragraph" style:parent-style-name="Table_20_Contents">
      <style:paragraph-properties fo:margin-top="0cm" fo:margin-bottom="0cm" style:contextual-spacing="false"/>
      <style:text-properties style:font-name="Calibri1" fo:font-size="16pt" officeooo:paragraph-rsid="0022d53c" style:font-size-asian="16pt" style:font-size-complex="16pt"/>
    </style:style>
    <style:style style:name="P69" style:family="paragraph" style:parent-style-name="Table_20_Contents">
      <style:paragraph-properties fo:margin-top="0cm" fo:margin-bottom="0cm" style:contextual-spacing="false"/>
      <style:text-properties style:font-name="Calibri1" fo:font-size="16pt" officeooo:paragraph-rsid="001bc177" style:font-size-asian="16pt" style:font-size-complex="16pt"/>
    </style:style>
    <style:style style:name="P70" style:family="paragraph" style:parent-style-name="Table_20_Contents">
      <style:paragraph-properties fo:margin-top="0cm" fo:margin-bottom="0cm" style:contextual-spacing="false"/>
      <style:text-properties style:font-name="Calibri1" fo:font-size="16pt" officeooo:paragraph-rsid="001e78c1" style:font-size-asian="16pt" style:font-size-complex="16pt"/>
    </style:style>
    <style:style style:name="P71" style:family="paragraph" style:parent-style-name="Table_20_Contents">
      <style:paragraph-properties fo:margin-left="-0.199cm" fo:margin-right="0cm" fo:margin-top="0cm" fo:margin-bottom="0cm" style:contextual-spacing="false" fo:text-indent="0cm" style:auto-text-indent="false"/>
      <style:text-properties style:font-name="Calibri1" fo:font-size="16pt" officeooo:paragraph-rsid="001e78c1" style:font-size-asian="16pt" style:font-size-complex="16pt"/>
    </style:style>
    <style:style style:name="P72" style:family="paragraph" style:parent-style-name="Title" style:master-page-name="Standard">
      <style:paragraph-properties style:page-number="auto"/>
      <style:text-properties officeooo:paragraph-rsid="0019c574"/>
    </style:style>
    <style:style style:name="T1" style:family="text">
      <style:text-properties officeooo:rsid="0019c574"/>
    </style:style>
    <style:style style:name="T2" style:family="text">
      <style:text-properties officeooo:rsid="001bc177"/>
    </style:style>
    <style:style style:name="T3" style:family="text">
      <style:text-properties officeooo:rsid="001e78c1"/>
    </style:style>
    <style:style style:name="T4" style:family="text">
      <style:text-properties officeooo:rsid="001f742c"/>
    </style:style>
    <style:style style:name="T5" style:family="text">
      <style:text-properties officeooo:rsid="0021366e"/>
    </style:style>
    <style:style style:name="T6" style:family="text">
      <style:text-properties officeooo:rsid="0022d53c"/>
    </style:style>
    <style:style style:name="T7" style:family="text">
      <style:text-properties officeooo:rsid="00237aa1"/>
    </style:style>
    <style:style style:name="T8" style:family="text">
      <style:text-properties officeooo:rsid="0025470a"/>
    </style:style>
    <style:style style:name="T9" style:family="text">
      <style:text-properties officeooo:rsid="0025bb83"/>
    </style:style>
    <style:style style:name="T10" style:family="text">
      <style:text-properties officeooo:rsid="00260b45"/>
    </style:style>
    <style:style style:name="T11" style:family="text">
      <style:text-properties fo:font-size="12pt" officeooo:rsid="003098f2" style:font-size-asian="12pt" style:font-size-complex="12pt"/>
    </style:style>
    <style:style style:name="T12" style:family="text">
      <style:text-properties officeooo:rsid="0026e3e3"/>
    </style:style>
    <style:style style:name="T13" style:family="text">
      <style:text-properties officeooo:rsid="00288cb9"/>
    </style:style>
    <style:style style:name="T14" style:family="text">
      <style:text-properties officeooo:rsid="002991a7"/>
    </style:style>
    <style:style style:name="T15" style:family="text">
      <style:text-properties officeooo:rsid="0029b0c6"/>
    </style:style>
    <style:style style:name="T16" style:family="text">
      <style:text-properties officeooo:rsid="002b804b"/>
    </style:style>
    <style:style style:name="T17" style:family="text">
      <style:text-properties officeooo:rsid="002bcbd1"/>
    </style:style>
    <style:style style:name="T18" style:family="text">
      <style:text-properties officeooo:rsid="002d917c"/>
    </style:style>
    <style:style style:name="T19" style:family="text">
      <style:text-properties officeooo:rsid="002ea004"/>
    </style:style>
    <style:style style:name="T20" style:family="text">
      <style:text-properties officeooo:rsid="00309286"/>
    </style:style>
    <style:style style:name="T21" style:family="text">
      <style:text-properties officeooo:rsid="003098f2"/>
    </style:style>
    <style:style style:name="T22" style:family="text">
      <style:text-properties officeooo:rsid="0031aff6"/>
    </style:style>
    <style:style style:name="T23" style:family="text">
      <style:text-properties officeooo:rsid="0032ecbe"/>
    </style:style>
    <style:style style:name="T24" style:family="text">
      <style:text-properties officeooo:rsid="00337ca3"/>
    </style:style>
    <style:style style:name="T25" style:family="text">
      <style:text-properties officeooo:rsid="00356652"/>
    </style:style>
    <style:style style:name="T26" style:family="text">
      <style:text-properties officeooo:rsid="00362b47"/>
    </style:style>
    <style:style style:name="T27" style:family="text">
      <style:text-properties officeooo:rsid="00378353"/>
    </style:style>
    <style:style style:name="T28" style:family="text">
      <style:text-properties officeooo:rsid="0037eb20"/>
    </style:style>
    <style:style style:name="T29" style:family="text">
      <style:text-properties officeooo:rsid="0038d57b"/>
    </style:style>
    <style:style style:name="T30" style:family="text">
      <style:text-properties officeooo:rsid="0038dd76"/>
    </style:style>
    <style:style style:name="T31" style:family="text">
      <style:text-properties officeooo:rsid="00397ae4"/>
    </style:style>
    <style:style style:name="T32" style:family="text">
      <style:text-properties officeooo:rsid="00398946"/>
    </style:style>
    <style:style style:name="T33" style:family="text">
      <style:text-properties officeooo:rsid="003b3abe"/>
    </style:style>
    <style:style style:name="T34" style:family="text">
      <style:text-properties officeooo:rsid="003ca858"/>
    </style:style>
    <style:style style:name="T35" style:family="text">
      <style:text-properties officeooo:rsid="003dc107"/>
    </style:style>
    <style:style style:name="T36" style:family="text">
      <style:text-properties officeooo:rsid="003e2dbe"/>
    </style:style>
    <style:style style:name="T37" style:family="text">
      <style:text-properties officeooo:rsid="003f95f9"/>
    </style:style>
    <style:style style:name="T38" style:family="text">
      <style:text-properties officeooo:rsid="004063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1">Klassenverantwortlichkeiten</text:span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table:number-columns-spanned="3" office:value-type="string">
            <text:p text:style-name="P68"><text:span text:style-name="T6">Name</text:span></text:p>
          </table:table-cell>
          <table:covered-table-cell/>
          <table:covered-table-cell/>
        </table:table-row>
        <table:table-row>
          <table:table-cell table:style-name="Tabelle11.A2" office:value-type="string">
            <text:p text:style-name="P36"><text:span text:style-name="T6">Gesamtverantwortlichkeit</text:span></text:p>
          </table:table-cell>
          <table:table-cell table:style-name="Tabelle11.B2" office:value-type="string">
            <text:p text:style-name="P36"><text:span text:style-name="T6">Doing</text:span></text:p>
          </table:table-cell>
          <table:table-cell table:style-name="Tabelle11.C2" office:value-type="string">
            <text:p text:style-name="P36"><text:span text:style-name="T6">Knowing</text:span></text:p>
          </table:table-cell>
        </table:table-row>
      </table:table>
      <text:h text:style-name="Heading_20_2" text:outline-level="2"><text:span text:style-name="T1"/></text:h>
      <text:h text:style-name="Heading_20_2" text:outline-level="2"><text:span text:style-name="T4">Package: arsphema</text:span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69"><text:span text:style-name="T2">MyGdxGame</text:span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37"><text:span text:style-name="T6">Der Einsteigepunkt des Spieles.</text:span></text:p>
          </table:table-cell>
          <table:table-cell table:style-name="Tabelle2.B2" office:value-type="string">
            <text:p text:style-name="P37"><text:span text:style-name="T6">- Erstellt und initialisiert die verschiedenen Screens.</text:span></text:p>
            <text:p text:style-name="P37"><text:span text:style-name="T6">- Gibt auf Anforderung die Screens zurück.</text:span></text:p>
            <text:p text:style-name="P37"><text:span text:style-name="T6">- Schliesst alle Screen bei beendung des Spieles.</text:span></text:p>
          </table:table-cell>
          <table:table-cell table:style-name="Tabelle2.C2" office:value-type="string">
            <text:p text:style-name="P37"><text:span text:style-name="T6">- Screen Objekte</text:span></text:p>
            <text:p text:style-name="P37"><text:span text:style-name="T6">- Profile aus services</text:span></text:p>
          </table:table-cell>
        </table:table-row>
      </table:table>
      <text:p text:style-name="P32"><text:span text:style-name="T4"/></text:p>
      <text:h text:style-name="Heading_20_2" text:outline-level="2"><text:span text:style-name="T4">Package: controller</text:span>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table:number-columns-spanned="3" office:value-type="string">
            <text:p text:style-name="P69"><text:span text:style-name="T2">AbstractController</text:span></text:p>
          </table:table-cell>
          <table:covered-table-cell/>
          <table:covered-table-cell/>
        </table:table-row>
        <table:table-row>
          <table:table-cell table:style-name="Tabelle10.A10" office:value-type="string">
            <text:p text:style-name="P38"><text:span text:style-name="T7">Abstrakter Controller für User Input.</text:span></text:p>
          </table:table-cell>
          <table:table-cell table:style-name="Tabelle10.B10" office:value-type="string">
            <text:p text:style-name="P38"><text:span text:style-name="T7">- Setzt die vom User getätigten Inputs als Befehle ab.</text:span></text:p>
          </table:table-cell>
          <table:table-cell table:style-name="Tabelle10.C10" office:value-type="string">
            <text:p text:style-name="P38"><text:span text:style-name="T7">- Map</text:span></text:p>
            <text:p text:style-name="P38"><text:span text:style-name="T7">- Hashmap</text:span></text:p>
            <text:p text:style-name="P38"><text:span text:style-name="T7">- IngameKeys</text:span></text:p>
          </table:table-cell>
        </table:table-row>
        <table:table-row>
          <table:table-cell table:style-name="Tabelle10.A3" table:number-columns-spanned="3" office:value-type="string">
            <text:p text:style-name="P69"><text:span text:style-name="T2">EnemyManager</text:span></text:p>
          </table:table-cell>
          <table:covered-table-cell/>
          <table:covered-table-cell/>
        </table:table-row>
        <table:table-row>
          <table:table-cell table:style-name="Tabelle10.A10" office:value-type="string">
            <text:p text:style-name="P38"><text:span text:style-name="T7">Steuert Gegnerverhalten auf dem Spielbildschirm</text:span></text:p>
          </table:table-cell>
          <table:table-cell table:style-name="Tabelle10.B10" office:value-type="string">
            <text:p text:style-name="P38"><text:span text:style-name="T7">- Berechnet </text:span><text:span text:style-name="T38">Bewegungen</text:span><text:span text:style-name="T7"><text:line-break/>- Handelt Kollision mit Hero<text:line-break/>- Handelt Besiegte Gegner/ </text:span><text:span text:style-name="T38">Explosionen</text:span><text:span text:style-name="T7"><text:line-break/>- Berechnet Gegner Schwierigkeitsgrad</text:span></text:p>
          </table:table-cell>
          <table:table-cell table:style-name="Tabelle10.C10" office:value-type="string">
            <text:p text:style-name="P38"><text:span text:style-name="T7">- EnemyGroup<text:line-break/>- AbstractEnemy<text:line-break/>- Explosion<text:line-break/>- EnemyFactory<text:line-break/>- PowerUPManager</text:span></text:p>
          </table:table-cell>
        </table:table-row>
        <text:soft-page-break/>
        <table:table-row>
          <table:table-cell table:style-name="Tabelle10.A3" table:number-columns-spanned="3" office:value-type="string">
            <text:p text:style-name="P69"><text:span text:style-name="T2">GameController</text:span></text:p>
          </table:table-cell>
          <table:covered-table-cell/>
          <table:covered-table-cell/>
        </table:table-row>
        <table:table-row>
          <table:table-cell table:style-name="Tabelle10.A10" office:value-type="string">
            <text:p text:style-name="P38"><text:span text:style-name="T7">Kontrolliert Spielzustand</text:span></text:p>
          </table:table-cell>
          <table:table-cell table:style-name="Tabelle10.B10" office:value-type="string">
            <text:p text:style-name="P38"><text:span text:style-name="T7">Setzt das Spiel in den Pause Zustand und verlässt diesen wieder.</text:span></text:p>
          </table:table-cell>
          <table:table-cell table:style-name="Tabelle10.C10" office:value-type="string">
            <text:p text:style-name="P38"><text:span text:style-name="T7">- GameScreen</text:span></text:p>
            <text:p text:style-name="P38"><text:span text:style-name="T7">- GameStates</text:span></text:p>
          </table:table-cell>
        </table:table-row>
        <table:table-row>
          <table:table-cell table:style-name="Tabelle10.A3" table:number-columns-spanned="3" office:value-type="string">
            <text:p text:style-name="P69"><text:span text:style-name="T2">HeroController</text:span></text:p>
          </table:table-cell>
          <table:covered-table-cell/>
          <table:covered-table-cell/>
        </table:table-row>
        <table:table-row>
          <table:table-cell table:style-name="Tabelle10.A10" office:value-type="string">
            <text:p text:style-name="P38"><text:span text:style-name="T7">Handelt User Input für das Schiff des Spielers.</text:span></text:p>
          </table:table-cell>
          <table:table-cell table:style-name="Tabelle10.B10" office:value-type="string">
            <text:p text:style-name="P38"><text:span text:style-name="T7">- Bewegt Schiff</text:span></text:p>
            <text:p text:style-name="P38"><text:span text:style-name="T7">- Lässt Schiff schiessen</text:span></text:p>
          </table:table-cell>
          <table:table-cell table:style-name="Tabelle10.C10" office:value-type="string">
            <text:p text:style-name="P38"><text:span text:style-name="T7">- Hero (mit Koordinaten)</text:span></text:p>
            <text:p text:style-name="P38"><text:span text:style-name="T7">- Keys und InputProcessor</text:span></text:p>
          </table:table-cell>
        </table:table-row>
        <table:table-row>
          <table:table-cell table:style-name="Tabelle10.A3" table:number-columns-spanned="3" office:value-type="string">
            <text:p text:style-name="P69"><text:span text:style-name="T2">PlanetManager</text:span></text:p>
          </table:table-cell>
          <table:covered-table-cell/>
          <table:covered-table-cell/>
        </table:table-row>
        <table:table-row>
          <table:table-cell table:style-name="Tabelle10.A10" office:value-type="string">
            <text:p text:style-name="P39"><text:span text:style-name="T8">Handelt Planeten für den Hintergrund</text:span></text:p>
          </table:table-cell>
          <table:table-cell table:style-name="Tabelle10.B10" office:value-type="string">
            <text:p text:style-name="P39"><text:span text:style-name="T8">- Erstellt Planeten<text:line-break/>- Zerstört Planeten<text:line-break/>- Bewegt Planeten</text:span></text:p>
          </table:table-cell>
          <table:table-cell table:style-name="Tabelle10.C10" office:value-type="string">
            <text:p text:style-name="P39"><text:span text:style-name="T8">- Planet<text:line-break/>- Sizes<text:line-break/>- TextureRegions<text:line-break/>- maxPlanets<text:line-break/>- min/max Radius<text:line-break/>- last/next Time<text:line-break/>- min/max Interval</text:span></text:p>
          </table:table-cell>
        </table:table-row>
        <table:table-row>
          <table:table-cell table:style-name="Tabelle10.A3" table:number-columns-spanned="3" office:value-type="string">
            <text:p text:style-name="P69"><text:span text:style-name="T2">PointManager</text:span></text:p>
          </table:table-cell>
          <table:covered-table-cell/>
          <table:covered-table-cell/>
        </table:table-row>
        <table:table-row>
          <table:table-cell table:style-name="Tabelle10.A12" office:value-type="string">
            <text:p text:style-name="P39"><text:span text:style-name="T8">Handelt erzielte Punkte.</text:span></text:p>
          </table:table-cell>
          <table:table-cell table:style-name="Tabelle10.B12" office:value-type="string">
            <text:p text:style-name="P39"><text:span text:style-name="T8">- Erhöht von Gegner erhaltene Punkte über die Zeit<text:line-break/>- Erhöht Zeitbonus<text:line-break/>- Zeichnet Punkte auf dem Spielbildschirm<text:line-break/>- gibt Total Punkte zurück</text:span></text:p>
          </table:table-cell>
          <table:table-cell table:style-name="Tabelle10.C12" office:value-type="string">
            <text:p text:style-name="P40"><text:span text:style-name="T9">- enemyPoints</text:span></text:p>
            <text:p text:style-name="P40"><text:span text:style-name="T9">- timeBonus</text:span></text:p>
            <text:p text:style-name="P40"><text:span text:style-name="T9">- totalPoints</text:span></text:p>
          </table:table-cell>
        </table:table-row>
        <table:table-row>
          <table:table-cell table:style-name="Tabelle10.A3" table:number-columns-spanned="3" office:value-type="string">
            <text:p text:style-name="P70"><text:span text:style-name="T3">PowerUpManage</text:span><text:span text:style-name="T10">r</text:span></text:p>
          </table:table-cell>
          <table:covered-table-cell/>
          <table:covered-table-cell/>
        </table:table-row>
        <table:table-row>
          <table:table-cell table:style-name="Tabelle10.A18" office:value-type="string">
            <text:p text:style-name="P41"><text:span text:style-name="T10">Handelt PowerUps</text:span></text:p>
          </table:table-cell>
          <table:table-cell table:style-name="Tabelle10.B18" office:value-type="string">
            <text:p text:style-name="P3"><text:span text:style-name="T10">- erstellt PowerUps<text:line-break/>- berechnet welches PowerUp erstellt wird<text:line-break/>- bewegt PowerUps auf dem Spielbildschirm<text:line-break/>- setzt PowerUp für Hero<text:line-break/>- entfernt verbrauchte PowerUPs</text:span></text:p>
          </table:table-cell>
          <table:table-cell table:style-name="Tabelle10.C18" office:value-type="string">
            <text:p text:style-name="P4"><text:span text:style-name="T12">- Hero</text:span></text:p>
            <text:p text:style-name="P4"><text:span text:style-name="T12">- powerUps</text:span></text:p>
            <text:p text:style-name="P4"><text:span text:style-name="T12">- usedPowerUps</text:span></text:p>
            <text:p text:style-name="P4"><text:span text:style-name="T12">- Sizes</text:span></text:p>
            <text:p text:style-name="P4"><text:span text:style-name="T12">-TextureRegions</text:span></text:p>
          </table:table-cell>
        </table:table-row>
        <text:soft-page-break/>
        <table:table-row>
          <table:table-cell table:style-name="Tabelle10.A3" table:number-columns-spanned="3" office:value-type="string">
            <text:p text:style-name="P70"><text:span text:style-name="T3">ShotManager</text:span></text:p>
          </table:table-cell>
          <table:covered-table-cell/>
          <table:covered-table-cell/>
        </table:table-row>
        <table:table-row>
          <table:table-cell table:style-name="Tabelle10.A18" office:value-type="string">
            <text:p text:style-name="P42"><text:span text:style-name="T13">Kümmert sich um abgesetzte Schüsse.</text:span></text:p>
          </table:table-cell>
          <table:table-cell table:style-name="Tabelle10.B18" office:value-type="string">
            <text:p text:style-name="P5"><text:span text:style-name="T13">- erstellt Schüsse<text:line-break/>- entferntSchüsse<text:line-break/>- zieht bei Kollision Leben ab<text:line-break/>- bewegt Schüsse</text:span></text:p>
          </table:table-cell>
          <table:table-cell table:style-name="Tabelle10.C18" office:value-type="string">
            <text:p text:style-name="P5"><text:span text:style-name="T13">- Hero<text:line-break/>- Shot<text:line-break/>- heroShots<text:line-break/>- enemyShots<text:line-break/>- shotsToRemove</text:span></text:p>
          </table:table-cell>
        </table:table-row>
        <table:table-row>
          <table:table-cell table:style-name="Tabelle10.A3" table:number-columns-spanned="3" office:value-type="string">
            <text:p text:style-name="P71"><text:span text:style-name="T3"><text:s/>UiController</text:span></text:p>
          </table:table-cell>
          <table:covered-table-cell/>
          <table:covered-table-cell/>
        </table:table-row>
        <table:table-row>
          <table:table-cell table:style-name="Tabelle10.A18" office:value-type="string">
            <text:p text:style-name="P43"><text:span text:style-name="T14">Kümmert sich um User Input ausserhalb des Gamescreens.</text:span></text:p>
          </table:table-cell>
          <table:table-cell table:style-name="Tabelle10.B18" office:value-type="string">
            <text:p text:style-name="P6"><text:span text:style-name="T14">- Gibt User Input zurück<text:line-break/>- Verlässt GameScreen falls nötig</text:span></text:p>
          </table:table-cell>
          <table:table-cell table:style-name="Tabelle10.C18" office:value-type="string">
            <text:p text:style-name="P6"><text:span text:style-name="T14">- game<text:line-break/>- stage<text:line-break/>- buttonListener<text:line-break/>- MainMenuScreen<text:line-break/>- MyGdxGame</text:span></text:p>
          </table:table-cell>
        </table:table-row>
      </table:table>
      <text:p text:style-name="Text_20_body"/>
      <text:h text:style-name="Heading_20_2" text:outline-level="2"><text:span text:style-name="T4">Package: model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70"><text:span text:style-name="T3">AbstractSprite</text:span></text:p>
          </table:table-cell>
          <table:covered-table-cell/>
          <table:covered-table-cell/>
        </table:table-row>
        <table:table-row>
          <table:table-cell table:style-name="Tabelle3.A18" office:value-type="string">
            <text:p text:style-name="P44"><text:span text:style-name="T16">Modeliert</text:span><text:span text:style-name="T15"> Sprites für Gegner und Hero.</text:span></text:p>
          </table:table-cell>
          <table:table-cell table:style-name="Tabelle3.B18" office:value-type="string">
            <text:p text:style-name="P7"><text:span text:style-name="T15">- Bewegt Sprite<text:line-break/>- gibt Health zurück<text:line-break/>- setzt Health<text:line-break/>- gibt shootingFrequency zurück<text:line-break/>- setzt shottingFrequency<text:line-break/>- gibt Speed zurück<text:line-break/>- setzt Speed<text:line-break/>- gibt Texture Region zurück<text:line-break/>- setzt TextureRegion</text:span></text:p>
          </table:table-cell>
          <table:table-cell table:style-name="Tabelle3.C18" office:value-type="string">
            <text:p text:style-name="P7"><text:span text:style-name="T15">- SpriteBatch<text:line-break/>- TextureRegion<text:line-break/>- Rectangle<text:line-break/>- Shot<text:line-break/>- health<text:line-break/>- shootingFrequency<text:line-break/>- lastShot<text:line-break/>- speed</text:span></text:p>
          </table:table-cell>
        </table:table-row>
        <table:table-row>
          <table:table-cell table:style-name="Tabelle3.A3" table:number-columns-spanned="3" office:value-type="string">
            <text:p text:style-name="P70"><text:span text:style-name="T3">Background</text:span></text:p>
          </table:table-cell>
          <table:covered-table-cell/>
          <table:covered-table-cell/>
        </table:table-row>
        <table:table-row>
          <table:table-cell table:style-name="Tabelle3.A18" office:value-type="string">
            <text:p text:style-name="P46"><text:span text:style-name="T16">Modelliert das Hintergrundsbild.</text:span></text:p>
          </table:table-cell>
          <table:table-cell table:style-name="Tabelle3.B18" office:value-type="string">
            <text:p text:style-name="P8"><text:span text:style-name="T16">- erstellt Background<text:line-break/>- bewegt Background<text:line-break/>- zeichnet Textur</text:span></text:p>
            <text:p text:style-name="P8"><text:span text:style-name="T16"/></text:p>
            <text:p text:style-name="P8"><text:span text:style-name="T16"/></text:p>
          </table:table-cell>
          <table:table-cell table:style-name="Tabelle3.C18" office:value-type="string">
            <text:p text:style-name="P8"><text:span text:style-name="T16">- SpriteBatch<text:line-break/>- TextureRegion</text:span></text:p>
          </table:table-cell>
        </table:table-row>
        <text:soft-page-break/>
        <table:table-row>
          <table:table-cell table:style-name="Tabelle3.A3" table:number-columns-spanned="3" office:value-type="string">
            <text:p text:style-name="P70"><text:span text:style-name="T3">Explosion</text:span></text:p>
          </table:table-cell>
          <table:covered-table-cell/>
          <table:covered-table-cell/>
        </table:table-row>
        <table:table-row>
          <table:table-cell table:style-name="Tabelle3.A18" office:value-type="string">
            <text:p text:style-name="P45"><text:span text:style-name="T16">Modelliert Explosionen.</text:span></text:p>
          </table:table-cell>
          <table:table-cell table:style-name="Tabelle3.B18" office:value-type="string">
            <text:p text:style-name="P8"><text:span text:style-name="T16">- zeichnet Explosionen<text:line-break/>- entfernt <text:s/>Explosionen</text:span></text:p>
          </table:table-cell>
          <table:table-cell table:style-name="Tabelle3.C18" office:value-type="string">
            <text:p text:style-name="P8"><text:span text:style-name="T16">- Services<text:line-break/>- Sounds<text:line-break/>- Gdx<text:line-break/>- ParticleEffect<text:line-break/>- ParticleEmitter<text:line-break/>- SpriteBatch</text:span></text:p>
          </table:table-cell>
        </table:table-row>
        <table:table-row>
          <table:table-cell table:style-name="Tabelle3.A3" table:number-columns-spanned="3" office:value-type="string">
            <text:p text:style-name="P70"><text:span text:style-name="T3">Hero</text:span></text:p>
          </table:table-cell>
          <table:covered-table-cell/>
          <table:covered-table-cell/>
        </table:table-row>
        <table:table-row>
          <table:table-cell table:style-name="Tabelle3.A18" office:value-type="string">
            <text:p text:style-name="P45"><text:span text:style-name="T16">Modelliert das Spielerschiff.</text:span></text:p>
          </table:table-cell>
          <table:table-cell table:style-name="Tabelle3.B18" office:value-type="string">
            <text:p text:style-name="P8"><text:span text:style-name="T16">- erstellt Hero<text:line-break/>- bewegt Hero<text:line-break/>- lässt Hero schiessen<text:line-break/>- kümmert sich um überhitzung<text:line-break/>- lebens zähler<text:line-break/>- detektiert tod<text:line-break/>- setzt Schussarten</text:span></text:p>
          </table:table-cell>
          <table:table-cell table:style-name="Tabelle3.C18" office:value-type="string">
            <text:p text:style-name="P8"><text:span text:style-name="T16">- package: model<text:line-break/>- package: Services<text:line-break/>- package: util<text:line-break/>- package: gdx.graphics.g2d<text:line-break/>- stopped<text:line-break/>-movingUp/Down<text:line-break/>- fire<text:line-break/>- dead<text:line-break/>- overheatbar<text:line-break/>- cool/heat/shotSpeed<text:line-break/>- shotType<text:line-break/>- isHurt<text:line-break/>- emitterStandard<text:line-break/>- powerUps</text:span></text:p>
          </table:table-cell>
        </table:table-row>
        <table:table-row>
          <table:table-cell table:style-name="Tabelle3.A3" table:number-columns-spanned="3" office:value-type="string">
            <text:p text:style-name="P70"><text:span text:style-name="T3">HighscoreEntry</text:span></text:p>
          </table:table-cell>
          <table:covered-table-cell/>
          <table:covered-table-cell/>
        </table:table-row>
        <table:table-row>
          <table:table-cell table:style-name="Tabelle3.A18" office:value-type="string">
            <text:p text:style-name="P47"><text:span text:style-name="T17">Modelliert einen Eintrag in die Highscoreliste.</text:span></text:p>
          </table:table-cell>
          <table:table-cell table:style-name="Tabelle3.B18" office:value-type="string">
            <text:p text:style-name="P9"><text:span text:style-name="T17">- erstellt Eintrag<text:line-break/>- vergleicht zwei Einträge<text:line-break/>- gibt Name/Punkte zurück</text:span></text:p>
          </table:table-cell>
          <table:table-cell table:style-name="Tabelle3.C18" office:value-type="string">
            <text:p text:style-name="P9"><text:span text:style-name="T17">- name<text:line-break/>- score</text:span></text:p>
          </table:table-cell>
        </table:table-row>
        <table:table-row>
          <table:table-cell table:style-name="Tabelle3.A3" table:number-columns-spanned="3" office:value-type="string">
            <text:p text:style-name="P70"><text:span text:style-name="T3">LifeCounter</text:span></text:p>
          </table:table-cell>
          <table:covered-table-cell/>
          <table:covered-table-cell/>
        </table:table-row>
        <table:table-row>
          <table:table-cell table:style-name="Tabelle3.A18" office:value-type="string">
            <text:p text:style-name="P48"><text:span text:style-name="T18">Modelliert die Leben des Heroes.</text:span></text:p>
          </table:table-cell>
          <table:table-cell table:style-name="Tabelle3.B18" office:value-type="string">
            <text:p text:style-name="P9"><text:span text:style-name="T17">- zählt Leben<text:line-break/>- zeigt Leben an<text:line-break/>- gibt Leben zurück<text:line-break/>- setzt Leben<text:line-break/>- gibt MaxLeben zurück<text:line-break/>- setzt MaxLeben<text:line-break/>- maxLeben </text:span><text:span text:style-name="T18">plus 1</text:span></text:p>
          </table:table-cell>
          <table:table-cell table:style-name="Tabelle3.C18" office:value-type="string">
            <text:p text:style-name="P9"><text:span text:style-name="T17">- Shot<text:line-break/>- SpriteBatch<text:line-break/>- TextureRegios<text:line-break/>- lifes<text:line-break/>- maxLifes<text:line-break/>- textures</text:span></text:p>
          </table:table-cell>
        </table:table-row>
        <text:soft-page-break/>
        <table:table-row>
          <table:table-cell table:style-name="Tabelle3.A3" table:number-columns-spanned="3" office:value-type="string">
            <text:p text:style-name="P70"><text:span text:style-name="T3">NavigationOverlay</text:span></text:p>
          </table:table-cell>
          <table:covered-table-cell/>
          <table:covered-table-cell/>
        </table:table-row>
        <table:table-row>
          <table:table-cell table:style-name="Tabelle3.A18" office:value-type="string">
            <text:p text:style-name="P49"><text:span text:style-name="T19">Setzt das Navigations Overlay Sprite.</text:span></text:p>
          </table:table-cell>
          <table:table-cell table:style-name="Tabelle3.B18" office:value-type="string">
            <text:p text:style-name="P10"><text:span text:style-name="T19">- Textur setzen<text:line-break/>- Textur zurück geben<text:line-break/>- Textur zeichnen</text:span></text:p>
          </table:table-cell>
          <table:table-cell table:style-name="Tabelle3.C18" office:value-type="string">
            <text:p text:style-name="P10"><text:span text:style-name="T19">- Texture<text:line-break/>- SpriteBatch<text:line-break/>- TextureRegion<text:line-break/>- texture<text:line-break/>- overlay</text:span></text:p>
          </table:table-cell>
        </table:table-row>
        <table:table-row>
          <table:table-cell table:style-name="Tabelle3.A3" table:number-columns-spanned="3" office:value-type="string">
            <text:p text:style-name="P70"><text:span text:style-name="T3">Planet</text:span></text:p>
          </table:table-cell>
          <table:covered-table-cell/>
          <table:covered-table-cell/>
        </table:table-row>
        <table:table-row>
          <table:table-cell table:style-name="Tabelle3.A18" office:value-type="string">
            <text:p text:style-name="P49"><text:span text:style-name="T19">Modelliert die Planeten.</text:span></text:p>
          </table:table-cell>
          <table:table-cell table:style-name="Tabelle3.B18" office:value-type="string">
            <text:p text:style-name="P10"><text:span text:style-name="T19">- Erstellt Planet<text:line-break/>- Bewegt Planet<text:line-break/></text:span><text:span text:style-name="T20">- </text:span><text:span text:style-name="T21">Zeichnet</text:span><text:span text:style-name="T20"> Planet</text:span></text:p>
          </table:table-cell>
          <table:table-cell table:style-name="Tabelle3.C18" office:value-type="string">
            <text:p text:style-name="P11"><text:span text:style-name="T21">- Random<text:line-break/>- TextureFilter<text:line-break/>- SpriteBatch<text:line-break/>- TextureRegion<text:line-break/>- Planets<text:line-break/>- whichPlanet</text:span></text:p>
          </table:table-cell>
        </table:table-row>
        <table:table-row>
          <table:table-cell table:style-name="Tabelle3.A3" table:number-columns-spanned="3" office:value-type="string">
            <text:p text:style-name="P70"><text:span text:style-name="T3">PlayerProfile</text:span></text:p>
          </table:table-cell>
          <table:covered-table-cell/>
          <table:covered-table-cell/>
        </table:table-row>
        <table:table-row>
          <table:table-cell table:style-name="Tabelle3.A18" office:value-type="string">
            <text:p text:style-name="P50"><text:span text:style-name="T21">Verwaltet ein Spieler Profil für Hihgscore Einträge und Einstellungen.</text:span></text:p>
          </table:table-cell>
          <table:table-cell table:style-name="Tabelle3.B18" office:value-type="string">
            <text:p text:style-name="P11"><text:span text:style-name="T21">- Profil erstellen<text:line-break/>- Highscore zurück geben<text:line-break/>- Highscore eintrag hinzu fügen<text:line-break/>- Ins Jason File schreiben<text:line-break/>- Vom Jason File lesen</text:span></text:p>
          </table:table-cell>
          <table:table-cell table:style-name="Tabelle3.C18" office:value-type="string">
            <text:p text:style-name="P11"><text:span text:style-name="T21">- Jason<text:line-break/>- Jason.Serializable<text:line-break/>- Ordered Map<text:line-break/>- ArrayList<text:line-break/>- Collections</text:span></text:p>
          </table:table-cell>
        </table:table-row>
      </table:table>
      <text:p text:style-name="Text_20_body"/>
      <text:h text:style-name="Heading_20_2" text:outline-level="2"><text:span text:style-name="T5"/></text:h>
      <text:h text:style-name="Heading_20_2" text:outline-level="2"><text:span text:style-name="T5">Package: model.enemies</text:span></text:h>
      <table:table table:name="Tabelle4" table:style-name="Tabelle4">
        <table:table-column table:style-name="Tabelle4.A" table:number-columns-repeated="3"/>
        <table:table-row>
          <table:table-cell table:style-name="Tabelle4.A1" table:number-columns-spanned="3" office:value-type="string">
            <text:p text:style-name="P70"><text:span text:style-name="T3">AbstractEbeny</text:span>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P50"><text:span text:style-name="T21">Modelliert einen abstrakten Gegner von dem die konkreten Abgeleitet werden.</text:span></text:p>
          </table:table-cell>
          <table:table-cell table:style-name="Tabelle4.B16" office:value-type="string">
            <text:p text:style-name="P22"><text:span text:style-name="T21">- Abstrakten Gegner Erstellen<text:line-break/>- leben Abziehen<text:line-break/>- basis Punkte zurück geben<text:line-break/>- Basis Punkte setzen<text:line-break/>- Kollisionsschaden zurück geben<text:line-break/></text:span></text:p>
          </table:table-cell>
          <table:table-cell table:style-name="Tabelle4.C16" office:value-type="string">
            <text:p text:style-name="P22"><text:span text:style-name="T21">- AbstractSprite<text:line-break/>- TextureRegion<text:line-break/>- SHOT_FREQUENCY<text:line-break/>- basePoints<text:line-break/>- shotVelocity<text:line-break/>- offsetX/Y<text:line-break/>- collisionDamage</text:span></text:p>
          </table:table-cell>
        </table:table-row>
        <text:soft-page-break/>
        <table:table-row>
          <table:table-cell table:style-name="Tabelle4.A3" table:number-columns-spanned="3" office:value-type="string">
            <text:p text:style-name="P70"><text:span text:style-name="T3">Blob</text:span>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P50"><text:span text:style-name="T21">Das Model für den Gegnertyp Blob.</text:span></text:p>
          </table:table-cell>
          <table:table-cell table:style-name="Tabelle4.B16" office:value-type="string">
            <text:p text:style-name="P11"><text:span text:style-name="T21">- Ein Blob Gegner erstellen<text:line-break/>- Blob bewegen<text:line-break/>- Blob schiessen lassen<text:line-break/>- Schussfrequenz zurück setzen</text:span></text:p>
          </table:table-cell>
          <table:table-cell table:style-name="Tabelle4.C16" office:value-type="string">
            <text:p text:style-name="P22"><text:span text:style-name="T11">- Random<text:line-break/>- Shot<text:line-break/>- ShotFactory<text:line-break/>- shotRandom</text:span><text:a xlink:type="simple" xlink:href="http://www.google.ch/url?sa=t&amp;rct=j&amp;q=&amp;esrc=s&amp;source=web&amp;cd=4&amp;ved=0CDoQtwIwAw&amp;url=http%3A%2F%2Fwww.youtube.com%2Fwatch%3Fv%3D_CJn69FgEko&amp;ei=9vKgUNe0Ls_LswbxtIH4Dg&amp;usg=AFQjCNFOP2HC22QJmKEGucuXDkCISzwWbw&amp;sig2=b0CBnQmS6x1FxLoUK092fw"><text:span text:style-name="T21">F-Zero Falcon Densetsu 51 Falcon Punch subbed - UPDATE ...</text:span></text:a><text:span text:style-name="T21"> </text:span></text:p>
          </table:table-cell>
        </table:table-row>
        <table:table-row>
          <table:table-cell table:style-name="Tabelle4.A3" table:number-columns-spanned="3" office:value-type="string">
            <text:p text:style-name="P70"><text:span text:style-name="T3">EnemyFactory</text:span>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P51"><text:span text:style-name="T22">Erstellt Gegnergruppen für Anwendung.</text:span></text:p>
          </table:table-cell>
          <table:table-cell table:style-name="Tabelle4.B16" office:value-type="string">
            <text:p text:style-name="P23"><text:span text:style-name="T22">- Gegnergruppen nach Schwierigkeit erstellen</text:span></text:p>
            <text:p text:style-name="P23"><text:span text:style-name="T22">- Gegnergruppen nach Gegnertyp erstellen</text:span></text:p>
          </table:table-cell>
          <table:table-cell table:style-name="Tabelle4.C16" office:value-type="string">
            <text:p text:style-name="P22"><text:span text:style-name="T21">- EnemyTextures<text:line-break/>- Sizes<text:line-break/>- „Points für alle Gegnertypen“<text:line-break/>- instance<text:line-break/>- „Anzahl Gegnergrupen pro Schwierigkeitsgrad“</text:span></text:p>
          </table:table-cell>
        </table:table-row>
        <table:table-row>
          <table:table-cell table:style-name="Tabelle4.A3" table:number-columns-spanned="3" office:value-type="string">
            <text:p text:style-name="P70"><text:span text:style-name="T3">EnemyGroup</text:span>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P52"><text:span text:style-name="T23">Fasst mehrere Gegner als Gruppe für Deployment zusammen.</text:span></text:p>
          </table:table-cell>
          <table:table-cell table:style-name="Tabelle4.B16" office:value-type="string">
            <text:p text:style-name="P24"><text:span text:style-name="T23">- Gegnergruppe erstellen</text:span></text:p>
            <text:p text:style-name="P24"><text:span text:style-name="T23">- Gegnergruppe bewegen</text:span></text:p>
            <text:p text:style-name="P24"><text:span text:style-name="T23">- Members zurück geben</text:span></text:p>
            <text:p text:style-name="P24"><text:span text:style-name="T23">- Members setzen</text:span></text:p>
          </table:table-cell>
          <table:table-cell table:style-name="Tabelle4.C16" office:value-type="string">
            <text:p text:style-name="P24"><text:span text:style-name="T23">- Sizes<text:line-break/>- Vector2<text:line-break/>- pat<text:line-break/>- countVector<text:line-break/>- start/end<text:line-break/>- position<text:line-break/>- distance<text:line-break/>- speed<text:line-break/>- members<text:line-break/>- direction</text:span></text:p>
          </table:table-cell>
        </table:table-row>
        <table:table-row>
          <table:table-cell table:style-name="Tabelle4.A3" table:number-columns-spanned="3" office:value-type="string">
            <text:p text:style-name="P70"><text:span text:style-name="T3">EnemyPaths</text:span>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P52"><text:span text:style-name="T23">Modelliert Pfade für die Verschiedenen Gegnertypen.</text:span></text:p>
          </table:table-cell>
          <table:table-cell table:style-name="Tabelle4.B16" office:value-type="string">
            <text:p text:style-name="P24"><text:span text:style-name="T23">- Bewegungspfad für gegner setzen.</text:span></text:p>
          </table:table-cell>
          <table:table-cell table:style-name="Tabelle4.C16" office:value-type="string">
            <text:p text:style-name="P24"><text:span text:style-name="T23">- Sizes<text:line-break/>- Vector2<text:line-break/>- Array<text:line-break/>- ZICK_ZACK_SPEED<text:line-break/>- ZICK_ZACK<text:line-break/>- STRAIGHT_SAUCER_SPEED<text:line-break/>- STRAIGHT</text:span></text:p>
            <text:p text:style-name="P24"><text:span text:style-name="T23"/></text:p>
            <text:p text:style-name="P24"><text:span text:style-name="T23"/></text:p>
          </table:table-cell>
        </table:table-row>
        <text:soft-page-break/>
        <table:table-row>
          <table:table-cell table:style-name="Tabelle4.A3" table:number-columns-spanned="3" office:value-type="string">
            <text:p text:style-name="P70"><text:span text:style-name="T3">Saucer</text:span>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P52"><text:span text:style-name="T23">Das Model für den Gegnertyp „Saucer“.</text:span></text:p>
          </table:table-cell>
          <table:table-cell table:style-name="Tabelle4.B16" office:value-type="string">
            <text:p text:style-name="P24"><text:span text:style-name="T23">- Saucer erstellen</text:span></text:p>
            <text:p text:style-name="P24"><text:span text:style-name="T23">- Y Geschwindikeit anpassen</text:span></text:p>
            <text:p text:style-name="P24"><text:span text:style-name="T23">- Saucer bewegen</text:span></text:p>
            <text:p text:style-name="P24"><text:span text:style-name="T23">- Saucer Schiessen lassen</text:span></text:p>
          </table:table-cell>
          <table:table-cell table:style-name="Tabelle4.C16" office:value-type="string">
            <text:p text:style-name="P24"><text:span text:style-name="T23">- Shot<text:line-break/>- Sizes<text:line-break/>- SpriteBatch<text:line-break/>- TextureRegion<text:line-break/>- COLLISION_DAMAGE<text:line-break/>- ySpeed, yTopEnd, yBottomEnd<text:line-break/>- innerYOffset</text:span></text:p>
          </table:table-cell>
        </table:table-row>
        <table:table-row>
          <table:table-cell table:style-name="Tabelle4.A3" table:number-columns-spanned="3" office:value-type="string">
            <text:p text:style-name="P70"><text:span text:style-name="T3">Ufo</text:span>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P53"><text:span text:style-name="T23">Das Model für den Gegnertyp „</text:span><text:span text:style-name="T24">Ufo</text:span><text:span text:style-name="T23">“.</text:span></text:p>
          </table:table-cell>
          <table:table-cell table:style-name="Tabelle4.B16" office:value-type="string">
            <text:p text:style-name="P25"><text:span text:style-name="T24">- Ufo erstellen</text:span></text:p>
            <text:p text:style-name="P25"><text:span text:style-name="T24">- Ufo bewegen</text:span></text:p>
            <text:p text:style-name="P25"><text:span text:style-name="T24">- Ufo schiessen lassen</text:span></text:p>
            <text:p text:style-name="P25"><text:span text:style-name="T24">- Schussfrequenz zurück setzen</text:span></text:p>
          </table:table-cell>
          <table:table-cell table:style-name="Tabelle4.C16" office:value-type="string">
            <text:p text:style-name="P24"><text:span text:style-name="T23">- Shot<text:line-break/>- </text:span><text:span text:style-name="T24">ShotFactory</text:span><text:span text:style-name="T23"><text:line-break/>- SpriteBatch<text:line-break/>- TextureRegion<text:line-break/>- COLLISION_DAMAGE<text:line-break/>- </text:span><text:span text:style-name="T24">shotVelocity<text:line-break/>- shotFrequency<text:line-break/>- shotRandom</text:span></text:p>
          </table:table-cell>
        </table:table-row>
        <table:table-row>
          <table:table-cell table:style-name="Tabelle4.A3" table:number-columns-spanned="3" office:value-type="string">
            <text:p text:style-name="P70"><text:span text:style-name="T3">UfoBadBoy</text:span>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P54"><text:span text:style-name="T23">Das Model für den Gegnertyp „</text:span><text:span text:style-name="T24">Ufo</text:span><text:span text:style-name="T25">BadBoy</text:span><text:span text:style-name="T23">“.</text:span></text:p>
          </table:table-cell>
          <table:table-cell table:style-name="Tabelle4.B16" office:value-type="string">
            <text:p text:style-name="P25"><text:span text:style-name="T24">- Ufo</text:span><text:span text:style-name="T25">BadBoy</text:span><text:span text:style-name="T24"> erstellen</text:span></text:p>
            <text:p text:style-name="P26"><text:span text:style-name="T24">- Ufo</text:span><text:span text:style-name="T25">BadBoy</text:span><text:span text:style-name="T24"> bewegen</text:span></text:p>
            <text:p text:style-name="P26"><text:span text:style-name="T24">- Ufo</text:span><text:span text:style-name="T25">BadBoy</text:span><text:span text:style-name="T24"> schiessen lassen</text:span></text:p>
            <text:p text:style-name="P25"><text:span text:style-name="T24">- Schussfrequenz zurück setzen</text:span></text:p>
          </table:table-cell>
          <table:table-cell table:style-name="Tabelle4.C16" office:value-type="string">
            <text:p text:style-name="P24"><text:span text:style-name="T23">- Shot<text:line-break/>- </text:span><text:span text:style-name="T24">ShotFactory</text:span><text:span text:style-name="T23"><text:line-break/>- SpriteBatch<text:line-break/>- TextureRegion<text:line-break/>- COLLISION_DAMAGE<text:line-break/>- </text:span><text:span text:style-name="T24">shotVelocity<text:line-break/>- shotFrequency<text:line-break/>- shotRandom</text:span></text:p>
          </table:table-cell>
        </table:table-row>
      </table:table>
      <text:p text:style-name="Text_20_body"/>
      <text:h text:style-name="Heading_20_2" text:outline-level="2"><text:span text:style-name="T5">Package: model.powerup</text:span></text:h>
      <table:table table:name="Tabelle5" table:style-name="Tabelle5">
        <table:table-column table:style-name="Tabelle5.A" table:number-columns-repeated="3"/>
        <table:table-row>
          <table:table-cell table:style-name="Tabelle5.A1" table:number-columns-spanned="3" office:value-type="string">
            <text:p text:style-name="P70"><text:span text:style-name="T3">AbstractPowerUp</text:span></text:p>
          </table:table-cell>
          <table:covered-table-cell/>
          <table:covered-table-cell/>
        </table:table-row>
        <table:table-row>
          <table:table-cell table:style-name="Tabelle5.A6" office:value-type="string">
            <text:p text:style-name="P54"><text:span text:style-name="T25">Modelliert ein Abstraktes PowerUP.</text:span></text:p>
          </table:table-cell>
          <table:table-cell table:style-name="Tabelle5.B6" office:value-type="string">
            <text:p text:style-name="P12"><text:span text:style-name="T25">- PowerUP erstellen<text:line-break/>- PowerUp bewegen<text:line-break/>- PowerUp anwenden<text:line-break/>- PowerUp zurück setzen</text:span></text:p>
          </table:table-cell>
          <table:table-cell table:style-name="Tabelle5.C6" office:value-type="string">
            <text:p text:style-name="P13"><text:span text:style-name="T26">- AbstractSprite<text:line-break/>- Hero<text:line-break/>- Shot<text:line-break/>- SpriteBatch<text:line-break/>- Texture Region</text:span></text:p>
          </table:table-cell>
        </table:table-row>
        <text:soft-page-break/>
        <table:table-row>
          <table:table-cell table:style-name="Tabelle5.A3" table:number-columns-spanned="3" office:value-type="string">
            <text:p text:style-name="P70"><text:span text:style-name="T3">OneUp</text:span></text:p>
          </table:table-cell>
          <table:covered-table-cell/>
          <table:covered-table-cell/>
        </table:table-row>
        <table:table-row>
          <table:table-cell table:style-name="Tabelle5.A6" office:value-type="string">
            <text:p text:style-name="P55"><text:span text:style-name="T28">Modell des OneUp Power Ups. </text:span><text:span text:style-name="T26">Gibt dem Hero ein zusätzliches Leben. Falls er volle Leben hat werden die Max Leben erhöt, anderfalls wird ein Leben wiederhergestellt.</text:span></text:p>
          </table:table-cell>
          <table:table-cell table:style-name="Tabelle5.B6" office:value-type="string">
            <text:p text:style-name="P13"><text:span text:style-name="T26">- OneUp erstellen</text:span></text:p>
            <text:p text:style-name="P13"><text:span text:style-name="T26">- Leben hinzufügen</text:span></text:p>
          </table:table-cell>
          <table:table-cell table:style-name="Tabelle5.C6" office:value-type="string">
            <text:p text:style-name="P13"><text:span text:style-name="T26">- Hero</text:span></text:p>
            <text:p text:style-name="P13"><text:span text:style-name="T26">- Texture Region</text:span></text:p>
          </table:table-cell>
        </table:table-row>
        <table:table-row>
          <table:table-cell table:style-name="Tabelle5.A3" table:number-columns-spanned="3" office:value-type="string">
            <text:p text:style-name="P70"><text:span text:style-name="T3">ShotGreen</text:span></text:p>
          </table:table-cell>
          <table:covered-table-cell/>
          <table:covered-table-cell/>
        </table:table-row>
        <table:table-row>
          <table:table-cell table:style-name="Tabelle5.A6" office:value-type="string">
            <text:p text:style-name="P56"><text:span text:style-name="T28">Model des Shot Green PowerUPs, welches die Schussfrequenz e</text:span><text:span text:style-name="T27">rhöht.</text:span></text:p>
          </table:table-cell>
          <table:table-cell table:style-name="Tabelle5.B6" office:value-type="string">
            <text:p text:style-name="P14"><text:span text:style-name="T27">- ShotGreen erstellen</text:span></text:p>
            <text:p text:style-name="P14"><text:span text:style-name="T27">- Shot Green dem Hero hinzufügen</text:span></text:p>
          </table:table-cell>
          <table:table-cell table:style-name="Tabelle5.C6" office:value-type="string">
            <text:p text:style-name="P14"><text:span text:style-name="T27">- Hero</text:span></text:p>
            <text:p text:style-name="P14"><text:span text:style-name="T27">- TextureRegion</text:span></text:p>
          </table:table-cell>
        </table:table-row>
      </table:table>
      <text:p text:style-name="Text_20_body"/>
      <text:h text:style-name="Heading_20_2" text:outline-level="2"><text:span text:style-name="T5">Package: model.shot</text:span></text:h>
      <table:table table:name="Tabelle6" table:style-name="Tabelle6">
        <table:table-column table:style-name="Tabelle6.A" table:number-columns-repeated="2"/>
        <table:table-column table:style-name="Tabelle6.C"/>
        <table:table-row>
          <table:table-cell table:style-name="Tabelle6.A1" table:number-columns-spanned="3" office:value-type="string">
            <text:p text:style-name="P70"><text:span text:style-name="T3">OverHeatBar</text:span></text:p>
          </table:table-cell>
          <table:covered-table-cell/>
          <table:covered-table-cell/>
        </table:table-row>
        <table:table-row>
          <table:table-cell table:style-name="Tabelle6.A6" office:value-type="string">
            <text:p text:style-name="P57"><text:span text:style-name="T28">Modell der OverHeatBar welche dem Hero Schaden zufügt falls zu lang geschossen wird.</text:span></text:p>
          </table:table-cell>
          <table:table-cell table:style-name="Tabelle6.B6" office:value-type="string">
            <text:p text:style-name="P15"><text:span text:style-name="T28">- OverHeatBar erstellen</text:span></text:p>
            <text:p text:style-name="P15"><text:span text:style-name="T28">- OverHeatBar zeichnen</text:span></text:p>
            <text:p text:style-name="P15"><text:span text:style-name="T28">- Überhitzung implementieren</text:span></text:p>
            <text:p text:style-name="P15"><text:span text:style-name="T28">- Abkühlung implementieren</text:span></text:p>
          </table:table-cell>
          <table:table-cell table:style-name="Tabelle6.C6" office:value-type="string">
            <text:p text:style-name="P15"><text:span text:style-name="T28">- AbstractSprite<text:line-break/>- Services<text:line-break/>- Sizes<text:line-break/>- Sounds<text:line-break/>- SpriteBatch<text:line-break/>- TextureRegion<text:line-break/>- Gdx<text:line-break/>- level<text:line-break/>- regions<text:line-break/>- border<text:line-break/>- bar</text:span></text:p>
          </table:table-cell>
        </table:table-row>
        <table:table-row>
          <table:table-cell table:style-name="Tabelle6.A3" table:number-columns-spanned="3" office:value-type="string">
            <text:p text:style-name="P70"><text:span text:style-name="T3">Shot</text:span></text:p>
          </table:table-cell>
          <table:covered-table-cell/>
          <table:covered-table-cell/>
        </table:table-row>
        <table:table-row>
          <table:table-cell table:style-name="Tabelle6.A6" office:value-type="string">
            <text:p text:style-name="P58"><text:span text:style-name="T29">Model für Schüsse.</text:span></text:p>
          </table:table-cell>
          <table:table-cell table:style-name="Tabelle6.B6" office:value-type="string">
            <text:p text:style-name="P16"><text:span text:style-name="T29">- Schuss erstellen<text:line-break/>- Schaden zurück geben<text:line-break/>- Geschwindikeit zurück geben<text:line-break/>- Schaden setzen<text:line-break/></text:span><text:soft-page-break/><text:span text:style-name="T29">- Geschwindigkeit setzen<text:line-break/>- Schuss entfernen<text:line-break/>- Y Geschwindigkeit updaten<text:line-break/>- Schuss bewegen</text:span></text:p>
          </table:table-cell>
          <table:table-cell table:style-name="Tabelle6.C6" office:value-type="string">
            <text:p text:style-name="P16"><text:span text:style-name="T29">- AbstractSprite<text:line-break/>- Services<text:line-break/>- Sizes<text:line-break/>- Sounds<text:line-break/>- TextureRegions<text:line-break/></text:span><text:soft-page-break/><text:span text:style-name="T29">- isEnemyShot<text:line-break/>- damage<text:line-break/>- shouldBeRemoved<text:line-break/>- rotations<text:line-break/>- ySpeed</text:span></text:p>
          </table:table-cell>
        </table:table-row>
        <table:table-row>
          <table:table-cell table:style-name="Tabelle6.A3" table:number-columns-spanned="3" office:value-type="string">
            <text:p text:style-name="P70"><text:span text:style-name="T3">ShotFactory</text:span></text:p>
          </table:table-cell>
          <table:covered-table-cell/>
          <table:covered-table-cell/>
        </table:table-row>
        <table:table-row>
          <table:table-cell table:style-name="Tabelle6.A6" office:value-type="string">
            <text:p text:style-name="P58"><text:span text:style-name="T29">Modell für Schussgruppen und Schussarten.</text:span></text:p>
          </table:table-cell>
          <table:table-cell table:style-name="Tabelle6.B6" office:value-type="string">
            <text:p text:style-name="P16"><text:span text:style-name="T29">- Instanz erstellen<text:line-break/>- Instanz zurück geben<text:line-break/>- Ausgerichteter Schuss erstellen(Gegner/Hero)<text:line-break/>- Diagonaler Schuss erstellen<text:line-break/>- Richtung berechnen<text:line-break/>- Schuss erstellen<text:line-break/>- Schuss in Array erstellen<text:line-break/>- Hero Y Koordinate setzen</text:span></text:p>
          </table:table-cell>
          <table:table-cell table:style-name="Tabelle6.C6" office:value-type="string">
            <text:p text:style-name="P16"><text:span text:style-name="T29">- Sizes<text:line-break/>- TextureRegions<text:line-break/>- Vector2<text:line-break/>- heroY<text:line-break/>- reuseArray<text:line-break/>- Type enum<text:line-break/>- instance</text:span></text:p>
          </table:table-cell>
        </table:table-row>
      </table:table>
      <text:p text:style-name="Text_20_body"/>
      <text:h text:style-name="Heading_20_2" text:outline-level="2"><text:span text:style-name="T5">Package: screen</text:span></text:h>
      <table:table table:name="Tabelle7" table:style-name="Tabelle7">
        <table:table-column table:style-name="Tabelle7.A" table:number-columns-repeated="2"/>
        <table:table-column table:style-name="Tabelle7.C"/>
        <table:table-row>
          <table:table-cell table:style-name="Tabelle7.A1" table:number-columns-spanned="3" office:value-type="string">
            <text:p text:style-name="P70"><text:span text:style-name="T3">AbstractScreen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59"><text:span text:style-name="T30">Abstrakter Screen für die Verschiedenen Anwendungen.</text:span></text:p>
          </table:table-cell>
          <table:table-cell table:style-name="Tabelle7.B22" office:value-type="string">
            <text:p text:style-name="P17"><text:span text:style-name="T30">- AbstractScreen erstellen</text:span></text:p>
            <text:p text:style-name="P17"><text:span text:style-name="T30">- Grösse anpassen</text:span></text:p>
            <text:p text:style-name="P17"><text:span text:style-name="T30">- Screen rendern</text:span></text:p>
            <text:p text:style-name="P17"><text:span text:style-name="T30">- Screen entfernen</text:span></text:p>
          </table:table-cell>
          <table:table-cell table:style-name="Tabelle7.C22" office:value-type="string">
            <text:p text:style-name="P17"><text:span text:style-name="T30">- MyGdxGame<text:line-break/>- Gdx<text:line-break/>- Screen<text:line-break/>- GL20<text:line-break/>- Stage<text:line-break/>- game<text:line-break/>- stage</text:span></text:p>
          </table:table-cell>
        </table:table-row>
        <table:table-row>
          <table:table-cell table:style-name="Tabelle7.A3" table:number-columns-spanned="3" office:value-type="string">
            <text:p text:style-name="P70"><text:span text:style-name="T3">CreditsScreen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59"><text:span text:style-name="T30">Bildschirm für die Credits.</text:span></text:p>
          </table:table-cell>
          <table:table-cell table:style-name="Tabelle7.B22" office:value-type="string">
            <text:p text:style-name="P17"><text:span text:style-name="T30">- CreditsScreen erstellen</text:span></text:p>
            <text:p text:style-name="P17"><text:span text:style-name="T30">- GUI vorbereiten</text:span></text:p>
            <text:p text:style-name="P17"><text:span text:style-name="T30">- Screen anzeigen</text:span></text:p>
          </table:table-cell>
          <table:table-cell table:style-name="Tabelle7.C22" office:value-type="string">
            <text:p text:style-name="P17"><text:span text:style-name="T30">- MyGdxGame<text:line-break/>- UiStyles<text:line-break/>- Gdx<text:line-break/>- Label<text:line-break/>- Table<text:line-break/>- warpTable</text:span></text:p>
          </table:table-cell>
        </table:table-row>
        <text:soft-page-break/>
        <table:table-row>
          <table:table-cell table:style-name="Tabelle7.A3" table:number-columns-spanned="3" office:value-type="string">
            <text:p text:style-name="P70"><text:span text:style-name="T3">GameScreen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59"><text:span text:style-name="T30">Bildschirm für das Spiel selbst. </text:span></text:p>
          </table:table-cell>
          <table:table-cell table:style-name="Tabelle7.B22" office:value-type="string">
            <text:p text:style-name="P17"><text:span text:style-name="T30">- Spielbildschirm erstellen</text:span></text:p>
            <text:p text:style-name="P17"><text:span text:style-name="T30">- Spielbildschirm anzeigen</text:span></text:p>
            <text:p text:style-name="P17"><text:span text:style-name="T30">- Spielbildschirm grösse anpassen</text:span></text:p>
            <text:p text:style-name="P17"><text:span text:style-name="T30">- Spielbildschirm rendern</text:span></text:p>
            <text:p text:style-name="P17"><text:span text:style-name="T30">- Spielbildschirm in Pause setzen</text:span></text:p>
          </table:table-cell>
          <table:table-cell table:style-name="Tabelle7.C22" office:value-type="string">
            <text:p text:style-name="P17"><text:span text:style-name="T30">- MyGdxGame<text:line-break/>- Enemy/Planet/Point/ PowerUp/Shot Manager<text:line-break/>- Game/Hero Controller<text:line-break/>- Background<text:line-break/>-ShotFactory<text:line-break/>- Services<text:line-break/>- Musics<text:line-break/>- Keys<text:line-break/>- gameState<text:line-break/>- gameController</text:span></text:p>
          </table:table-cell>
        </table:table-row>
        <table:table-row>
          <table:table-cell table:style-name="Tabelle7.A3" table:number-columns-spanned="3" office:value-type="string">
            <text:p text:style-name="P70"><text:span text:style-name="T3">HighscoreInsertScreen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60"><text:span text:style-name="T31">Bildschirm zur Eingabe des Names für die Highscoreliste.</text:span></text:p>
          </table:table-cell>
          <table:table-cell table:style-name="Tabelle7.B22" office:value-type="string">
            <text:p text:style-name="P18"><text:span text:style-name="T31">- Bildschirm erstellen</text:span></text:p>
            <text:p text:style-name="P18"><text:span text:style-name="T31">- GUI vorbereiten</text:span></text:p>
            <text:p text:style-name="P18"><text:span text:style-name="T31">- Punkte eintragen</text:span></text:p>
            <text:p text:style-name="P18"><text:span text:style-name="T31">- Bildschirm anzeigen</text:span></text:p>
            <text:p text:style-name="P18"><text:span text:style-name="T31">- Spielerprofil laden</text:span></text:p>
          </table:table-cell>
          <table:table-cell table:style-name="Tabelle7.C22" office:value-type="string">
            <text:p text:style-name="P18"><text:span text:style-name="T31">- MyGdxGame<text:line-break/>- HighscoreEntry<text:line-break/>- Services<text:line-break/>- UILabels/Styles<text:line-break/>- scene2d package<text:line-break/>- warpTable<text:line-break/>- tfName<text:line-break/>- score</text:span></text:p>
          </table:table-cell>
        </table:table-row>
        <table:table-row>
          <table:table-cell table:style-name="Tabelle7.A3" table:number-columns-spanned="3" office:value-type="string">
            <text:p text:style-name="P70"><text:span text:style-name="T3">HighscoreScreen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60"><text:span text:style-name="T31">Bildschirm zur Anzeige der Highscoreliste.</text:span></text:p>
          </table:table-cell>
          <table:table-cell table:style-name="Tabelle7.B22" office:value-type="string">
            <text:p text:style-name="P18"><text:span text:style-name="T31">- Bildschirm erstellen</text:span></text:p>
            <text:p text:style-name="P18"><text:span text:style-name="T31">- GUI vorbereiten</text:span></text:p>
            <text:p text:style-name="P18"><text:span text:style-name="T31">- Bildschirm anzeigen</text:span></text:p>
          </table:table-cell>
          <table:table-cell table:style-name="Tabelle7.C22" office:value-type="string">
            <text:p text:style-name="P18"><text:span text:style-name="T31">- MyGdxGame<text:line-break/>- HighscoreEntry<text:line-break/>- PlayerProfile<text:line-break/>- Services<text:line-break/>- UIStyles<text:line-break/>- warpTable<text:line-break/>- highscoreTable</text:span></text:p>
          </table:table-cell>
        </table:table-row>
        <table:table-row>
          <table:table-cell table:style-name="Tabelle7.A3" table:number-columns-spanned="3" office:value-type="string">
            <text:p text:style-name="P70"><text:span text:style-name="T3">LoadingScreen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61"><text:span text:style-name="T32">Bildschirm zum anzeigen das etwas geladen wird.</text:span></text:p>
          </table:table-cell>
          <table:table-cell table:style-name="Tabelle7.B22" office:value-type="string">
            <text:p text:style-name="P19"><text:span text:style-name="T32">- Ladebildschirm erstellen</text:span></text:p>
            <text:p text:style-name="P19"><text:span text:style-name="T32">- Ladebildschirm anzeigen</text:span></text:p>
            <text:p text:style-name="P19"><text:span text:style-name="T32">- Ladebildschirm Grösse </text:span><text:soft-page-break/><text:span text:style-name="T32">anpassen</text:span></text:p>
            <text:p text:style-name="P19"><text:span text:style-name="T32">- Rendern</text:span></text:p>
          </table:table-cell>
          <table:table-cell table:style-name="Tabelle7.C22" office:value-type="string">
            <text:p text:style-name="P19"><text:span text:style-name="T32">- MyGdxGame<text:line-break/>- Music/SoundManager<text:line-break/>- Services<text:line-break/>- Pahts<text:line-break/></text:span><text:soft-page-break/><text:span text:style-name="T32">- Sizes<text:line-break/>- SpaceAssetManager<text:line-break/>- g2d Package<text:line-break/>- assetManager<text:line-break/>- loader<text:line-break/>- batch<text:line-break/>- loaderFrames<text:line-break/>- loaderAnimation<text:line-break/>- stateTime</text:span></text:p>
          </table:table-cell>
        </table:table-row>
        <table:table-row>
          <table:table-cell table:style-name="Tabelle7.A3" table:number-columns-spanned="3" office:value-type="string">
            <text:p text:style-name="P70"><text:span text:style-name="T3">MainMenuScreen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61"><text:span text:style-name="T32">Bildschirm für das Hauptmenü, der Hub der Applikation.</text:span></text:p>
          </table:table-cell>
          <table:table-cell table:style-name="Tabelle7.B22" office:value-type="string">
            <text:p text:style-name="P19"><text:span text:style-name="T32">- Hauptmenüscreen erstellen</text:span></text:p>
            <text:p text:style-name="P19"><text:span text:style-name="T32">- GUI vorbereiten</text:span></text:p>
            <text:p text:style-name="P19"><text:span text:style-name="T32">- Button hinzufügen</text:span></text:p>
            <text:p text:style-name="P19"><text:span text:style-name="T32">- Grösse anpassen</text:span></text:p>
            <text:p text:style-name="P19"><text:span text:style-name="T32">- Rendern</text:span></text:p>
            <text:p text:style-name="P19"><text:span text:style-name="T32">- Anzeigen</text:span></text:p>
          </table:table-cell>
          <table:table-cell table:style-name="Tabelle7.C22" office:value-type="string">
            <text:p text:style-name="P19"><text:span text:style-name="T32">- MyGdxGame<text:line-break/>- SoundManager<text:line-break/>- Services<text:line-break/>- UiLabels/Styles<text:line-break/>- Sounds<text:line-break/>- Sizes<text:line-break/>- scene2d Package<text:line-break/>- table</text:span></text:p>
          </table:table-cell>
        </table:table-row>
        <table:table-row>
          <table:table-cell table:style-name="Tabelle7.A3" table:number-columns-spanned="3" office:value-type="string">
            <text:p text:style-name="P70"><text:span text:style-name="T3">OptionScreen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62"><text:span text:style-name="T33">Bildschirm für das Optionsmenü.</text:span></text:p>
          </table:table-cell>
          <table:table-cell table:style-name="Tabelle7.B22" office:value-type="string">
            <text:p text:style-name="P20"><text:span text:style-name="T33">- Optionsbildschirm erstellen</text:span></text:p>
            <text:p text:style-name="P20"><text:span text:style-name="T33">- GUI vorbereiten</text:span></text:p>
            <text:p text:style-name="P20"><text:span text:style-name="T33">- Optionsbildschirm anzeigen</text:span></text:p>
          </table:table-cell>
          <table:table-cell table:style-name="Tabelle7.C22" office:value-type="string">
            <text:p text:style-name="P20"><text:span text:style-name="T33">- MyGdxGame<text:line-break/>- UiStyles<text:line-break/>- Gdx<text:line-break/>- Label<text:line-break/>- Table<text:line-break/>- warpTable</text:span></text:p>
          </table:table-cell>
        </table:table-row>
        <table:table-row>
          <table:table-cell table:style-name="Tabelle7.A3" table:number-columns-spanned="3" office:value-type="string">
            <text:p text:style-name="P70"><text:span text:style-name="T3">Pause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62"><text:span text:style-name="T33">Bildschirm für den Pausezustand.</text:span></text:p>
          </table:table-cell>
          <table:table-cell table:style-name="Tabelle7.B22" office:value-type="string">
            <text:p text:style-name="P20"><text:span text:style-name="T33">- Pausebildschirm erstellen</text:span></text:p>
            <text:p text:style-name="P20"><text:span text:style-name="T33">- Pausebildschirm zeichnen</text:span></text:p>
            <text:p text:style-name="P20"><text:span text:style-name="T33"/></text:p>
          </table:table-cell>
          <table:table-cell table:style-name="Tabelle7.C22" office:value-type="string">
            <text:p text:style-name="P20"><text:span text:style-name="T33">- Paths<text:line-break/>- Sizes<text:line-break/>- Gdx<text:line-break/>- Color<text:line-break/>- BitmapFont<text:line-break/>- Label<text:line-break/>- LabelStyles<text:line-break/>- pause</text:span></text:p>
          </table:table-cell>
        </table:table-row>
        <text:soft-page-break/>
        <table:table-row>
          <table:table-cell table:style-name="Tabelle7.A3" table:number-columns-spanned="3" office:value-type="string">
            <text:p text:style-name="P70"><text:span text:style-name="T3">Renderer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62"><text:span text:style-name="T33">Rendert die verschiedenen Bildschirme.</text:span></text:p>
          </table:table-cell>
          <table:table-cell table:style-name="Tabelle7.B22" office:value-type="string">
            <text:p text:style-name="P20"><text:span text:style-name="T33">- Renderer erstellen</text:span></text:p>
            <text:p text:style-name="P20"><text:span text:style-name="T33">- Texturen laden</text:span></text:p>
            <text:p text:style-name="P20"><text:span text:style-name="T33">- Bildschirm aufräumen</text:span></text:p>
            <text:p text:style-name="P20"><text:span text:style-name="T33">- Gegner Zeichnen</text:span></text:p>
            <text:p text:style-name="P20"><text:span text:style-name="T33">- Schüsse Zeichen</text:span></text:p>
            <text:p text:style-name="P20"><text:span text:style-name="T33">- Hero zeichnen</text:span></text:p>
            <text:p text:style-name="P20"><text:span text:style-name="T33">- Verschiedenes Zeichnen</text:span></text:p>
            <text:p text:style-name="P20"><text:span text:style-name="T33">- Pause zeichnen</text:span></text:p>
            <text:p text:style-name="P20"><text:span text:style-name="T33">- PowerUps zeichnen</text:span></text:p>
          </table:table-cell>
          <table:table-cell table:style-name="Tabelle7.C22" office:value-type="string">
            <text:p text:style-name="P20"><text:span text:style-name="T33">- Enemy/Planet/Point/ PowerUp/Shot Manager<text:line-break/>- Background<text:line-break/>- Explision<text:line-break/>- Hero<text:line-break/>- Planet<text:line-break/>- AbstractEnemy<text:line-break/>- EnemyGroup<text:line-break/>- AbstractPowerUp<text:line-break/>- SHOW_OVERLAY_Time<text:line-break/>- batch<text:line-break/>- WORLD_WIDTH/HEIGHT<text:line-break/>- showOverlay<text:line-break/>- overlay<text:line-break/>- bg<text:line-break/>- pause</text:span></text:p>
          </table:table-cell>
        </table:table-row>
        <table:table-row>
          <table:table-cell table:style-name="Tabelle7.A3" table:number-columns-spanned="3" office:value-type="string">
            <text:p text:style-name="P70"><text:span text:style-name="T3">UiScreen</text:span></text:p>
          </table:table-cell>
          <table:covered-table-cell/>
          <table:covered-table-cell/>
        </table:table-row>
        <table:table-row>
          <table:table-cell table:style-name="Tabelle7.A22" office:value-type="string">
            <text:p text:style-name="P62"><text:span text:style-name="T33">Super Klasse für die Bildschirme welche User Input haben (Ausser GameScreen).</text:span></text:p>
          </table:table-cell>
          <table:table-cell table:style-name="Tabelle7.B22" office:value-type="string">
            <text:p text:style-name="P20"><text:span text:style-name="T33">- UiScreen erstellen</text:span></text:p>
            <text:p text:style-name="P20"><text:span text:style-name="T33">- UiScreen anzeigen</text:span></text:p>
            <text:p text:style-name="P20"><text:span text:style-name="T33">- Grösse anpassen</text:span></text:p>
          </table:table-cell>
          <table:table-cell table:style-name="Tabelle7.C22" office:value-type="string">
            <text:p text:style-name="P20"><text:span text:style-name="T33">- MyGdxGame<text:line-break/>- UiController<text:line-break/>- Sizes<text:line-break/>- uiController<text:line-break/>- ppuX<text:line-break/>- ppuY</text:span></text:p>
          </table:table-cell>
        </table:table-row>
      </table:table>
      <text:p text:style-name="Text_20_body"/>
      <text:h text:style-name="Heading_20_2" text:outline-level="2"><text:span text:style-name="T5">Package: services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70"><text:span text:style-name="T3">MuiscManager</text:span></text:p>
          </table:table-cell>
          <table:covered-table-cell/>
          <table:covered-table-cell/>
        </table:table-row>
        <table:table-row>
          <table:table-cell table:style-name="Tabelle8.A8" office:value-type="string">
            <text:p text:style-name="P63"><text:span text:style-name="T34">Kümmert sich um die Background Musik.</text:span></text:p>
          </table:table-cell>
          <table:table-cell table:style-name="Tabelle8.B8" office:value-type="string">
            <text:p text:style-name="P21"><text:span text:style-name="T34">- MusicManager erstellen</text:span></text:p>
            <text:p text:style-name="P21"><text:span text:style-name="T34">- Musik abspielen</text:span></text:p>
            <text:p text:style-name="P21"><text:span text:style-name="T34">- Musik anhalten</text:span></text:p>
            <text:p text:style-name="P21"><text:span text:style-name="T34">- Lautstärke setzen</text:span></text:p>
            <text:p text:style-name="P21"><text:soft-page-break/><text:span text:style-name="T34">- Ein / Aus Schalten</text:span></text:p>
            <text:p text:style-name="P21"><text:span text:style-name="T34">- MusicManager entfernen</text:span></text:p>
            <text:p text:style-name="P21"><text:span text:style-name="T34">- Zufälliger Track abspielen</text:span></text:p>
          </table:table-cell>
          <table:table-cell table:style-name="Tabelle8.C8" office:value-type="string">
            <text:p text:style-name="P21"><text:span text:style-name="T34">- Random<text:line-break/>- Musics<text:line-break/>- Music<text:line-break/>- Disposable<text:line-break/>- musicBeingPlayed<text:line-break/>- volume<text:line-break/></text:span><text:soft-page-break/><text:span text:style-name="T34">- enabled</text:span></text:p>
          </table:table-cell>
        </table:table-row>
        <table:table-row>
          <table:table-cell table:style-name="Tabelle8.A3" table:number-columns-spanned="3" office:value-type="string">
            <text:p text:style-name="P70"><text:span text:style-name="T3">ProfileManager</text:span></text:p>
          </table:table-cell>
          <table:covered-table-cell/>
          <table:covered-table-cell/>
        </table:table-row>
        <table:table-row>
          <table:table-cell table:style-name="Tabelle8.A8" office:value-type="string">
            <text:p text:style-name="P63"><text:span text:style-name="T34">Kümmert sich um die Spielerprofile.</text:span></text:p>
          </table:table-cell>
          <table:table-cell table:style-name="Tabelle8.B8" office:value-type="string">
            <text:p text:style-name="P21"><text:span text:style-name="T34">- ProfilManager erstellen</text:span></text:p>
            <text:p text:style-name="P21"><text:span text:style-name="T34">- Spielerprofil laden</text:span></text:p>
            <text:p text:style-name="P21"><text:span text:style-name="T34">- Spielerprofil speichern</text:span></text:p>
            <text:p text:style-name="P21"><text:span text:style-name="T34">- Tesprofil erstellen</text:span></text:p>
          </table:table-cell>
          <table:table-cell table:style-name="Tabelle8.C8" office:value-type="string">
            <text:p text:style-name="P21"><text:span text:style-name="T34">- HighscoreEntry<text:line-break/>- PlayerProfile<text:line-break/>- Paths<text:line-break/>- Gdx<text:line-break/>- FileHandle<text:line-break/>- Jason<text:line-break/>- profile</text:span></text:p>
          </table:table-cell>
        </table:table-row>
        <table:table-row>
          <table:table-cell table:style-name="Tabelle8.A3" table:number-columns-spanned="3" office:value-type="string">
            <text:p text:style-name="P70"><text:span text:style-name="T3">Services</text:span></text:p>
          </table:table-cell>
          <table:covered-table-cell/>
          <table:covered-table-cell/>
        </table:table-row>
        <table:table-row>
          <table:table-cell table:style-name="Tabelle8.A8" office:value-type="string">
            <text:p text:style-name="P63"><text:span text:style-name="T34">Stellt verschiedene Services zur verfügung.</text:span></text:p>
          </table:table-cell>
          <table:table-cell table:style-name="Tabelle8.B8" office:value-type="string">
            <text:p text:style-name="P27"><text:span text:style-name="T34">- SoundManager zurück geben<text:line-break/>- SoundManager setzen<text:line-break/>- MusicManager zurück geben<text:line-break/>- MusicManager setzen<text:line-break/>- Soundeffekte ausschalten<text:line-break/>- ProfileManager zurück geben<text:line-break/>- ProfileManager initialisieren</text:span></text:p>
          </table:table-cell>
          <table:table-cell table:style-name="Tabelle8.C8" office:value-type="string">
            <text:p text:style-name="P27"><text:span text:style-name="T34">- soundManager<text:line-break/>- musicManager<text:line-break/>- profileManager</text:span></text:p>
          </table:table-cell>
        </table:table-row>
        <table:table-row>
          <table:table-cell table:style-name="Tabelle8.A3" table:number-columns-spanned="3" office:value-type="string">
            <text:p text:style-name="P70"><text:span text:style-name="T3">SoundManager</text:span></text:p>
          </table:table-cell>
          <table:covered-table-cell/>
          <table:covered-table-cell/>
        </table:table-row>
        <table:table-row>
          <table:table-cell table:style-name="Tabelle8.A8" office:value-type="string">
            <text:p text:style-name="P63"><text:span text:style-name="T34">Kümmert sich um die verschiedene Soundeffekte.</text:span></text:p>
          </table:table-cell>
          <table:table-cell table:style-name="Tabelle8.B8" office:value-type="string">
            <text:p text:style-name="P27"><text:span text:style-name="T34">- SoundManager erstellen<text:line-break/>- Soundeffekte anhalten<text:line-break/>- Lautstärke setzen<text:line-break/>- Soundeffekte einschalten<text:line-break/>- Soundeffekt entfernen<text:line-break/>- Soundeffekt abspielen</text:span></text:p>
          </table:table-cell>
          <table:table-cell table:style-name="Tabelle8.C8" office:value-type="string">
            <text:p text:style-name="P27"><text:span text:style-name="T34">- Sound<text:line-break/>- Array<text:line-break/>- Disposable<text:line-break/>- volume<text:line-break/>- enabled<text:line-break/>- soundsPlaying</text:span></text:p>
          </table:table-cell>
        </table:table-row>
      </table:table>
      <text:p text:style-name="Text_20_body"/>
      <text:h text:style-name="P33" text:outline-level="2"><text:span text:style-name="T6"/></text:h>
      <text:h text:style-name="P34" text:outline-level="2"><text:span text:style-name="T6">Package: util</text:span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70"><text:span text:style-name="T3">Effects</text:span></text:p>
          </table:table-cell>
          <table:covered-table-cell/>
          <table:covered-table-cell/>
        </table:table-row>
        <table:table-row>
          <table:table-cell table:style-name="Tabelle9.A18" office:value-type="string">
            <text:p text:style-name="P63"><text:span text:style-name="T34">Effekte für den Spielbildschirm (z.B. Explosionen)</text:span></text:p>
          </table:table-cell>
          <table:table-cell table:style-name="Tabelle9.B18" office:value-type="string">
            <text:p text:style-name="P27"><text:span text:style-name="T34">- Explosion zur Verfügung stellen</text:span></text:p>
            <text:p text:style-name="P27"><text:span text:style-name="T34">- Jet zur Verfügung stellen</text:span></text:p>
          </table:table-cell>
          <table:table-cell table:style-name="Tabelle9.C18" office:value-type="string">
            <text:p text:style-name="P27"><text:span text:style-name="T34">- Gdx</text:span></text:p>
            <text:p text:style-name="P27"><text:span text:style-name="T34">- Particle Effect</text:span></text:p>
            <text:p text:style-name="P27"><text:span text:style-name="T34">- EXPLOSION_1</text:span></text:p>
            <text:p text:style-name="P27"><text:span text:style-name="T34">- JET</text:span></text:p>
          </table:table-cell>
        </table:table-row>
        <table:table-row>
          <table:table-cell table:style-name="Tabelle9.A3" table:number-columns-spanned="3" office:value-type="string">
            <text:p text:style-name="P70"><text:span text:style-name="T3">EnemyTextures</text:span></text:p>
          </table:table-cell>
          <table:covered-table-cell/>
          <table:covered-table-cell/>
        </table:table-row>
        <table:table-row>
          <table:table-cell table:style-name="Tabelle9.A18" office:value-type="string">
            <text:p text:style-name="P63"><text:span text:style-name="T34">Texturen für die Verschiedenen Gegnertypen.</text:span></text:p>
          </table:table-cell>
          <table:table-cell table:style-name="Tabelle9.B18" office:value-type="string">
            <text:p text:style-name="P27"><text:span text:style-name="T34">- Blob Textur zur Verfügung stellen</text:span></text:p>
            <text:p text:style-name="P27"><text:span text:style-name="T34">- Saucer Textur zur Verfügung stellen</text:span></text:p>
            <text:p text:style-name="P27"><text:span text:style-name="T34">- Ufo Textur zur Verfügung stellen</text:span></text:p>
          </table:table-cell>
          <table:table-cell table:style-name="Tabelle9.C18" office:value-type="string">
            <text:p text:style-name="P27"><text:span text:style-name="T34">- Texture</text:span></text:p>
            <text:p text:style-name="P27"><text:span text:style-name="T34">- TextureRegion</text:span></text:p>
            <text:p text:style-name="P27"><text:span text:style-name="T34">- BLOB</text:span></text:p>
            <text:p text:style-name="P27"><text:span text:style-name="T34">- UFO</text:span></text:p>
            <text:p text:style-name="P27"><text:span text:style-name="T34">- SAUCER</text:span></text:p>
          </table:table-cell>
        </table:table-row>
        <table:table-row>
          <table:table-cell table:style-name="Tabelle9.A3" table:number-columns-spanned="3" office:value-type="string">
            <text:p text:style-name="P70"><text:span text:style-name="T3">Musics</text:span></text:p>
          </table:table-cell>
          <table:covered-table-cell/>
          <table:covered-table-cell/>
        </table:table-row>
        <table:table-row>
          <table:table-cell table:style-name="Tabelle9.A18" office:value-type="string">
            <text:p text:style-name="P63"><text:span text:style-name="T34">Verschiedene Tracks für die Background Musik.</text:span></text:p>
          </table:table-cell>
          <table:table-cell table:style-name="Tabelle9.B18" office:value-type="string">
            <text:p text:style-name="P27"><text:span text:style-name="T34">- Verschiedene Tracks zur Verfügung stellen</text:span></text:p>
            <text:p text:style-name="P27"><text:span text:style-name="T34">- GameOver Track zur Verfügung stellen</text:span></text:p>
          </table:table-cell>
          <table:table-cell table:style-name="Tabelle9.C18" office:value-type="string">
            <text:p text:style-name="P27"><text:span text:style-name="T34">- Music</text:span></text:p>
            <text:p text:style-name="P27"><text:span text:style-name="T34">- TRACK_ 01 – 04</text:span></text:p>
            <text:p text:style-name="P27"><text:span text:style-name="T34">- GAME_OVER</text:span></text:p>
          </table:table-cell>
        </table:table-row>
        <table:table-row>
          <table:table-cell table:style-name="Tabelle9.A3" table:number-columns-spanned="3" office:value-type="string">
            <text:p text:style-name="P70"><text:span text:style-name="T3">Paths</text:span></text:p>
          </table:table-cell>
          <table:covered-table-cell/>
          <table:covered-table-cell/>
        </table:table-row>
        <table:table-row>
          <table:table-cell table:style-name="Tabelle9.A18" office:value-type="string">
            <text:p text:style-name="P64"><text:span text:style-name="T35">Gibt die Pfade für Bilder und Soundfiles an.</text:span></text:p>
          </table:table-cell>
          <table:table-cell table:style-name="Tabelle9.B18" office:value-type="string">
            <text:p text:style-name="P28"><text:span text:style-name="T35">- Beinhalted die Pfade für alle Gebrauchte Bilder, Musik Tracks und Soundeffekte</text:span></text:p>
          </table:table-cell>
          <table:table-cell table:style-name="Tabelle9.C18" office:value-type="string">
            <text:p text:style-name="P28"><text:span text:style-name="T35">- HERO<text:line-break/>- OVERLAY_SPRITE<text:line-break/>- UI_TEXTURES<text:line-break/>- Gegner Bilder<text:line-break/>- Verschiedne Fonts<text:line-break/>- OVERHEATBAR<text:line-break/>- SHOT/SHOT_GREEN<text:line-break/>- BACKGROUND_STARS<text:line-break/>- Verschiedne Musik Tracks<text:line-break/>- Verschiedene Soundeffekte<text:line-break/>- Verschiedene PowerUps<text:line-break/>- PLAYER_PRofile</text:span></text:p>
          </table:table-cell>
        </table:table-row>
        <text:soft-page-break/>
        <table:table-row>
          <table:table-cell table:style-name="Tabelle9.A3" table:number-columns-spanned="3" office:value-type="string">
            <text:p text:style-name="P70"><text:span text:style-name="T3">Sizes</text:span></text:p>
          </table:table-cell>
          <table:covered-table-cell/>
          <table:covered-table-cell/>
        </table:table-row>
        <table:table-row>
          <table:table-cell table:style-name="Tabelle9.A18" office:value-type="string">
            <text:p text:style-name="P65"><text:span text:style-name="T36">Gibt die Grösse Faktoren für verschiedene Objekte an.</text:span></text:p>
          </table:table-cell>
          <table:table-cell table:style-name="Tabelle9.B18" office:value-type="string">
            <text:p text:style-name="P29"><text:span text:style-name="T36">- Beinhalted die Grösse Faktoren für das eigene Schiff, Gegner, Welten, PowerUps und Overheatbar.</text:span></text:p>
          </table:table-cell>
          <table:table-cell table:style-name="Tabelle9.C18" office:value-type="string">
            <text:p text:style-name="P29"><text:span text:style-name="T36">- Verschiedene Faktoren für Hero<text:line-break/>- Verschiedene Faktoren für Schüsse<text:line-break/>- Verschiedene Faktoren für Welten<text:line-break/>- Verschiedene Faktoren für PowerUps<text:line-break/>- Verschiedene Faktoren für Gegner<text:line-break/>- Verschiedene Faktoren für Overheatbar</text:span></text:p>
          </table:table-cell>
        </table:table-row>
        <table:table-row>
          <table:table-cell table:style-name="Tabelle9.A3" table:number-columns-spanned="3" office:value-type="string">
            <text:p text:style-name="P70"><text:span text:style-name="T3">Sounds</text:span></text:p>
          </table:table-cell>
          <table:covered-table-cell/>
          <table:covered-table-cell/>
        </table:table-row>
        <table:table-row>
          <table:table-cell table:style-name="Tabelle9.A12" office:value-type="string">
            <text:p text:style-name="P66"><text:span text:style-name="T37">Gibt die Verschiednen Soundeffekte an.</text:span></text:p>
          </table:table-cell>
          <table:table-cell table:style-name="Tabelle9.B12" office:value-type="string">
            <text:p text:style-name="P30"><text:span text:style-name="T37">- Holt die verschiedene Soundeffekte über Paths.</text:span></text:p>
          </table:table-cell>
          <table:table-cell table:style-name="Tabelle9.C12" office:value-type="string">
            <text:p text:style-name="P30"><text:span text:style-name="T37">- Sound<text:line-break/>- SHOT<text:line-break/>- DANGER<text:line-break/>- EXPLOSION<text:line-break/>- HURT<text:line-break/>- BEEP<text:line-break/>- JET</text:span></text:p>
          </table:table-cell>
        </table:table-row>
        <table:table-row>
          <table:table-cell table:style-name="Tabelle9.A3" table:number-columns-spanned="3" office:value-type="string">
            <text:p text:style-name="P70"><text:span text:style-name="T3">TextureRegions</text:span></text:p>
          </table:table-cell>
          <table:covered-table-cell/>
          <table:covered-table-cell/>
        </table:table-row>
        <table:table-row>
          <table:table-cell table:style-name="Tabelle9.A18" office:value-type="string">
            <text:p text:style-name="P66"><text:span text:style-name="T37">Gibt die Verschiedenen Texturen für die Objekte an.</text:span></text:p>
          </table:table-cell>
          <table:table-cell table:style-name="Tabelle9.B18" office:value-type="string">
            <text:p text:style-name="P30"><text:span text:style-name="T37">- Holt die verschiedene Texturen über die Paths.</text:span></text:p>
          </table:table-cell>
          <table:table-cell table:style-name="Tabelle9.C18" office:value-type="string">
            <text:p text:style-name="P30"><text:span text:style-name="T37">- Texture<text:line-break/>- TextureRegion<text:line-break/>- HERO<text:line-break/>- OVERLAY_SPRITE<text:line-break/>- OVERHEATBAR<text:line-break/>- SHOT/SHOT_GREEN<text:line-break/>- BACKGROUND_STARS<text:line-break/>- PLANETS<text:line-break/>- ONE_UP<text:line-break/>- POWERUP_SHOT_GREEN</text:span></text:p>
          </table:table-cell>
        </table:table-row>
        <table:table-row>
          <table:table-cell table:style-name="Tabelle9.A3" table:number-columns-spanned="3" office:value-type="string">
            <text:p text:style-name="P70"><text:span text:style-name="T3">UiLabel</text:span></text:p>
          </table:table-cell>
          <table:covered-table-cell/>
          <table:covered-table-cell/>
        </table:table-row>
        <table:table-row>
          <table:table-cell table:style-name="Tabelle9.A18" office:value-type="string">
            <text:p text:style-name="P67"><text:span text:style-name="T38">Definiert alle UiLabels und deren Key.</text:span></text:p>
          </table:table-cell>
          <table:table-cell table:style-name="Tabelle9.B18" office:value-type="string">
            <text:p text:style-name="P31"><text:span text:style-name="T38">- Gibt die UiLabels zurück</text:span></text:p>
          </table:table-cell>
          <table:table-cell table:style-name="Tabelle9.C18" office:value-type="string">
            <text:p text:style-name="P31"><text:span text:style-name="T38">- BUTTON_GAME_START<text:line-break/>- BUTTON_SHOW_HIGHSCORE<text:line-break/>- BUTTON_SHOW_OPTIONS<text:line-break/>- BUTTON_SHOW_CREDITS<text:line-break/></text:span><text:soft-page-break/><text:span text:style-name="T38">- BUTTON_QUIT<text:line-break/>- TEXTFIELD_HIGHSCORE_NAME<text:line-break/>- BUTTON_SUBMIT_HIGHSCORE</text:span></text:p>
          </table:table-cell>
        </table:table-row>
        <table:table-row>
          <table:table-cell table:style-name="Tabelle9.A3" table:number-columns-spanned="3" office:value-type="string">
            <text:p text:style-name="P70"><text:span text:style-name="T3">UiStyles</text:span></text:p>
          </table:table-cell>
          <table:covered-table-cell/>
          <table:covered-table-cell/>
        </table:table-row>
        <table:table-row>
          <table:table-cell table:style-name="Tabelle9.A18" office:value-type="string">
            <text:p text:style-name="P67"><text:span text:style-name="T38">Definiert alle UiStyles</text:span></text:p>
          </table:table-cell>
          <table:table-cell table:style-name="Tabelle9.B18" office:value-type="string">
            <text:p text:style-name="P31"><text:span text:style-name="T38">- NA</text:span></text:p>
          </table:table-cell>
          <table:table-cell table:style-name="Tabelle9.C18" office:value-type="string">
            <text:p text:style-name="P31"><text:span text:style-name="T38">- Gdx<text:line-break/>- Package gdx.graphics<text:line-break/>- Package gdx.scnes.scene2d<text:line-break/>- LABEL_SCREEN_HEADER<text:line-break/>- LABEL_TITLE<text:line-break/>- LABEL_DEFAULT<text:line-break/>- UI_TEXTURE</text:span></text:p>
          </table:table-cell>
        </table:table-row>
      </table:table>
      <text:p text:style-name="Text_20_body"><text:span text:style-name="T1"/></text:p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43</meta:editing-cycles>
    <meta:creation-date>2012-09-24T08:02:00</meta:creation-date>
    <dc:date>2012-11-12T16:06:08.07</dc:date>
    <meta:editing-duration>PT6H54M6S</meta:editing-duration>
    <meta:generator>LibreOffice/3.6$Windows_x86 LibreOffice_project/e29a214-2bbed72-0621de6-a97528c-8f066d</meta:generator>
    <meta:document-statistic meta:table-count="11" meta:image-count="0" meta:object-count="0" meta:page-count="16" meta:paragraph-count="339" meta:word-count="2048" meta:character-count="13591" meta:non-whitespace-character-count="11872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